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ans-serif"/>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2.603cm" fo:margin-left="-0.053cm" fo:margin-top="0cm" fo:margin-bottom="0cm" table:align="left"/>
    </style:style>
    <style:style style:name="Table6.A" style:family="table-column">
      <style:table-column-properties style:column-width="2.731cm"/>
    </style:style>
    <style:style style:name="Table6.B" style:family="table-column">
      <style:table-column-properties style:column-width="2.173cm"/>
    </style:style>
    <style:style style:name="Table6.C" style:family="table-column">
      <style:table-column-properties style:column-width="2.408cm"/>
    </style:style>
    <style:style style:name="Table6.D" style:family="table-column">
      <style:table-column-properties style:column-width="2.646cm"/>
    </style:style>
    <style:style style:name="Table6.1" style:family="table-row">
      <style:table-row-properties style:min-row-height="0.37cm" fo:keep-together="auto"/>
    </style:style>
    <style:style style:name="Table6.A1" style:family="table-cell">
      <style:table-cell-properties fo:background-color="#ffffff" fo:padding-left="0.053cm" fo:padding-right="0.053cm" fo:padding-top="0cm" fo:padding-bottom="0cm" fo:border="none">
        <style:background-image/>
      </style:table-cell-properties>
    </style:style>
    <style:style style:name="Table6.5" style:family="table-row">
      <style:table-row-properties fo:keep-together="auto"/>
    </style:style>
    <style:style style:name="Table6.6" style:family="table-row">
      <style:table-row-properties fo:keep-together="auto"/>
    </style:style>
    <style:style style:name="Table5" style:family="table">
      <style:table-properties style:width="8.193cm" fo:margin-left="-0.053cm" fo:margin-top="0cm" fo:margin-bottom="0cm" table:align="left"/>
    </style:style>
    <style:style style:name="Table5.A" style:family="table-column">
      <style:table-column-properties style:column-width="1.309cm"/>
    </style:style>
    <style:style style:name="Table5.B" style:family="table-column">
      <style:table-column-properties style:column-width="2.39cm"/>
    </style:style>
    <style:style style:name="Table5.C" style:family="table-column">
      <style:table-column-properties style:column-width="2.104cm"/>
    </style:style>
    <style:style style:name="Table5.1" style:family="table-row">
      <style:table-row-properties style:min-row-height="0.37cm" fo:keep-together="auto"/>
    </style:style>
    <style:style style:name="Table5.A1" style:family="table-cell">
      <style:table-cell-properties fo:background-color="#ffffff" fo:padding-left="0.053cm" fo:padding-right="0.053cm" fo:padding-top="0cm" fo:padding-bottom="0cm" fo:border="none">
        <style:background-image/>
      </style:table-cell-properties>
    </style:style>
    <style:style style:name="Table4" style:family="table">
      <style:table-properties style:width="9.402cm" fo:margin-left="-0.053cm" fo:margin-top="0cm" fo:margin-bottom="0cm" table:align="left"/>
    </style:style>
    <style:style style:name="Table4.A" style:family="table-column">
      <style:table-column-properties style:column-width="2.337cm"/>
    </style:style>
    <style:style style:name="Table4.B" style:family="table-column">
      <style:table-column-properties style:column-width="2.288cm"/>
    </style:style>
    <style:style style:name="Table4.C" style:family="table-column">
      <style:table-column-properties style:column-width="2.284cm"/>
    </style:style>
    <style:style style:name="Table4.D" style:family="table-column">
      <style:table-column-properties style:column-width="2.492cm"/>
    </style:style>
    <style:style style:name="Table4.1" style:family="table-row">
      <style:table-row-properties style:min-row-height="0.37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3" style:family="table">
      <style:table-properties style:width="10.917cm" fo:margin-left="-0.053cm" fo:margin-top="0cm" fo:margin-bottom="0cm" table:align="left"/>
    </style:style>
    <style:style style:name="Table3.A" style:family="table-column">
      <style:table-column-properties style:column-width="1.759cm"/>
    </style:style>
    <style:style style:name="Table3.B" style:family="table-column">
      <style:table-column-properties style:column-width="2.29cm"/>
    </style:style>
    <style:style style:name="Table3.1" style:family="table-row">
      <style:table-row-properties style:min-row-height="0.37cm" fo:keep-together="auto"/>
    </style:style>
    <style:style style:name="Table3.A1" style:family="table-cell">
      <style:table-cell-properties fo:background-color="#ffffff" fo:padding-left="0.053cm" fo:padding-right="0.053cm" fo:padding-top="0cm" fo:padding-bottom="0cm" fo:border="none">
        <style:background-image/>
      </style:table-cell-properties>
    </style:style>
    <style:style style:name="Table2" style:family="table">
      <style:table-properties style:width="16.055cm" fo:margin-left="-0.053cm" fo:margin-top="0cm" fo:margin-bottom="0cm" table:align="left"/>
    </style:style>
    <style:style style:name="Table2.A" style:family="table-column">
      <style:table-column-properties style:column-width="2.339cm"/>
    </style:style>
    <style:style style:name="Table2.B" style:family="table-column">
      <style:table-column-properties style:column-width="2.286cm"/>
    </style:style>
    <style:style style:name="Table2.D" style:family="table-column">
      <style:table-column-properties style:column-width="2.284cm"/>
    </style:style>
    <style:style style:name="Table2.G" style:family="table-column">
      <style:table-column-properties style:column-width="2.288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Table7" style:family="table">
      <style:table-properties style:width="7.11cm" fo:margin-left="-0.053cm" fo:margin-top="0cm" fo:margin-bottom="0cm" table:align="left"/>
    </style:style>
    <style:style style:name="Table7.A" style:family="table-column">
      <style:table-column-properties style:column-width="1.723cm"/>
    </style:style>
    <style:style style:name="Table7.B" style:family="table-column">
      <style:table-column-properties style:column-width="2.609cm"/>
    </style:style>
    <style:style style:name="Table7.C" style:family="table-column">
      <style:table-column-properties style:column-width="2.778cm"/>
    </style:style>
    <style:style style:name="Table7.1" style:family="table-row">
      <style:table-row-properties style:min-row-height="0.37cm" fo:keep-together="auto"/>
    </style:style>
    <style:style style:name="Table7.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50cfaf" style:font-weight-asian="bold" style:font-weight-complex="bold"/>
    </style:style>
    <style:style style:name="P3" style:family="paragraph" style:parent-style-name="Standard">
      <style:paragraph-properties fo:text-align="start" style:justify-single-word="false">
        <style:tab-stops/>
      </style:paragraph-properties>
      <style:text-properties fo:font-weight="bold" officeooo:rsid="0076b98f" officeooo:paragraph-rsid="0076b98f" style:font-weight-asian="bold" style:font-weight-complex="bold"/>
    </style:style>
    <style:style style:name="P4" style:family="paragraph" style:parent-style-name="Standard">
      <style:text-properties fo:font-weight="bold" officeooo:rsid="007ac691" officeooo:paragraph-rsid="007ac691" style:font-weight-asian="bold" style:font-weight-complex="bold"/>
    </style:style>
    <style:style style:name="P5" style:family="paragraph" style:parent-style-name="Standard">
      <style:text-properties fo:font-weight="bold" officeooo:rsid="007ac691" officeooo:paragraph-rsid="00a4c17c" style:font-weight-asian="bold" style:font-weight-complex="bold"/>
    </style:style>
    <style:style style:name="P6" style:family="paragraph" style:parent-style-name="Standard">
      <style:text-properties fo:font-weight="bold" officeooo:rsid="007ac691" officeooo:paragraph-rsid="00bf153b" style:font-weight-asian="bold" style:font-weight-complex="bold"/>
    </style:style>
    <style:style style:name="P7" style:family="paragraph" style:parent-style-name="Standard">
      <style:paragraph-properties fo:line-height="150%"/>
      <style:text-properties fo:font-weight="bold" officeooo:rsid="007ac691" officeooo:paragraph-rsid="00a4c17c" style:font-weight-asian="bold" style:font-weight-complex="bold"/>
    </style:style>
    <style:style style:name="P8" style:family="paragraph" style:parent-style-name="Standard">
      <style:paragraph-properties fo:line-height="150%"/>
      <style:text-properties fo:font-weight="bold" officeooo:rsid="00ccae3b" officeooo:paragraph-rsid="00e74b8d" style:font-weight-asian="bold" style:font-weight-complex="bold"/>
    </style:style>
    <style:style style:name="P9" style:family="paragraph" style:parent-style-name="Standard">
      <style:text-properties fo:font-size="10pt" officeooo:rsid="001ea47a" officeooo:paragraph-rsid="001ea47a" style:font-size-asian="10pt" style:font-size-complex="10pt"/>
    </style:style>
    <style:style style:name="P10" style:family="paragraph" style:parent-style-name="Standard">
      <style:text-properties fo:font-size="10pt" officeooo:rsid="00703a78" officeooo:paragraph-rsid="0076b98f" style:font-size-asian="10pt" style:font-size-complex="10pt"/>
    </style:style>
    <style:style style:name="P11" style:family="paragraph" style:parent-style-name="Standard">
      <style:text-properties fo:font-size="10pt" fo:font-weight="normal" officeooo:rsid="0070ae0e" officeooo:paragraph-rsid="0076b98f" style:font-size-asian="10pt" style:font-weight-asian="normal" style:font-size-complex="10pt" style:font-weight-complex="normal"/>
    </style:style>
    <style:style style:name="P12" style:family="paragraph" style:parent-style-name="Standard">
      <style:text-properties fo:font-size="11pt" style:font-size-asian="11pt" style:font-size-complex="11pt"/>
    </style:style>
    <style:style style:name="P13" style:family="paragraph" style:parent-style-name="Standard">
      <style:paragraph-properties fo:text-align="center" style:justify-single-word="false">
        <style:tab-stops/>
      </style:paragraph-properties>
      <style:text-properties fo:font-size="11pt" officeooo:rsid="0025f3ba" officeooo:paragraph-rsid="00703a78" style:font-size-asian="11pt" style:font-size-complex="11pt"/>
    </style:style>
    <style:style style:name="P14" style:family="paragraph" style:parent-style-name="Standard">
      <style:paragraph-properties fo:line-height="150%"/>
      <style:text-properties fo:font-size="11pt" officeooo:paragraph-rsid="005289bb" style:font-size-asian="11pt" style:font-size-complex="11pt"/>
    </style:style>
    <style:style style:name="P15" style:family="paragraph" style:parent-style-name="Standard">
      <style:paragraph-properties fo:line-height="150%"/>
      <style:text-properties fo:font-size="11pt" officeooo:paragraph-rsid="005dac05" style:font-size-asian="11pt" style:font-size-complex="11pt"/>
    </style:style>
    <style:style style:name="P16" style:family="paragraph" style:parent-style-name="Standard">
      <style:text-properties fo:font-size="11pt" officeooo:paragraph-rsid="00703a78" style:font-size-asian="11pt" style:font-size-complex="11pt"/>
    </style:style>
    <style:style style:name="P17" style:family="paragraph" style:parent-style-name="Standard">
      <style:paragraph-properties fo:line-height="100%"/>
      <style:text-properties fo:font-size="11pt" officeooo:rsid="00443709" officeooo:paragraph-rsid="0076b98f" style:font-size-asian="11pt" style:font-size-complex="11pt"/>
    </style:style>
    <style:style style:name="P18" style:family="paragraph" style:parent-style-name="Standard">
      <style:paragraph-properties fo:line-height="100%"/>
      <style:text-properties fo:font-size="11pt" officeooo:rsid="00703a78" officeooo:paragraph-rsid="0072a77c" style:font-size-asian="11pt" style:font-size-complex="11pt"/>
    </style:style>
    <style:style style:name="P19" style:family="paragraph" style:parent-style-name="Standard">
      <style:paragraph-properties fo:line-height="100%"/>
      <style:text-properties fo:font-size="11pt" officeooo:rsid="0072a77c" officeooo:paragraph-rsid="0072a77c" style:font-size-asian="11pt" style:font-size-complex="11pt"/>
    </style:style>
    <style:style style:name="P20" style:family="paragraph" style:parent-style-name="Standard">
      <style:text-properties fo:font-size="11pt" fo:font-weight="normal" officeooo:rsid="0072a77c" officeooo:paragraph-rsid="0072a77c" style:font-size-asian="11pt" style:font-weight-asian="normal" style:font-size-complex="11pt" style:font-weight-complex="normal"/>
    </style:style>
    <style:style style:name="P21" style:family="paragraph" style:parent-style-name="Standard">
      <style:paragraph-properties fo:line-height="150%"/>
      <style:text-properties fo:font-size="11pt" fo:font-weight="normal" officeooo:rsid="0072a77c" officeooo:paragraph-rsid="0072a77c" style:font-size-asian="11pt" style:font-weight-asian="normal" style:font-size-complex="11pt" style:font-weight-complex="normal"/>
    </style:style>
    <style:style style:name="P22" style:family="paragraph" style:parent-style-name="Standard">
      <style:paragraph-properties fo:line-height="100%"/>
      <style:text-properties fo:font-size="11pt" fo:font-weight="normal" officeooo:rsid="0072a77c" officeooo:paragraph-rsid="0072a77c" style:font-size-asian="11pt" style:font-weight-asian="normal" style:font-size-complex="11pt" style:font-weight-complex="normal"/>
    </style:style>
    <style:style style:name="P23" style:family="paragraph" style:parent-style-name="Standard">
      <style:text-properties fo:font-size="11pt" fo:font-weight="normal" officeooo:rsid="0070ae0e" officeooo:paragraph-rsid="0076b98f" style:font-size-asian="11pt" style:font-weight-asian="normal" style:font-size-complex="11pt" style:font-weight-complex="normal"/>
    </style:style>
    <style:style style:name="P24" style:family="paragraph" style:parent-style-name="Standard">
      <style:paragraph-properties fo:line-height="100%"/>
      <style:text-properties fo:font-size="11pt" fo:font-weight="normal" officeooo:rsid="0070ae0e" officeooo:paragraph-rsid="0072a77c" style:font-size-asian="11pt" style:font-weight-asian="normal" style:font-size-complex="11pt" style:font-weight-complex="normal"/>
    </style:style>
    <style:style style:name="P25" style:family="paragraph" style:parent-style-name="Standard">
      <style:paragraph-properties fo:line-height="100%"/>
      <style:text-properties fo:font-size="11pt" fo:font-weight="normal" officeooo:rsid="003b8e46" officeooo:paragraph-rsid="0076b98f" style:font-size-asian="11pt" style:font-weight-asian="normal" style:font-size-complex="11pt" style:font-weight-complex="normal"/>
    </style:style>
    <style:style style:name="P26" style:family="paragraph" style:parent-style-name="Standard">
      <style:text-properties fo:font-size="11pt" fo:font-weight="normal" officeooo:rsid="007c7379" officeooo:paragraph-rsid="007ac691" style:font-size-asian="11pt" style:font-weight-asian="normal" style:font-size-complex="11pt" style:font-weight-complex="normal"/>
    </style:style>
    <style:style style:name="P27" style:family="paragraph" style:parent-style-name="Standard">
      <style:paragraph-properties fo:line-height="150%"/>
      <style:text-properties fo:font-size="11pt" fo:font-style="normal" fo:font-weight="normal" officeooo:rsid="00823eea" officeooo:paragraph-rsid="0096eecd"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50%"/>
      <style:text-properties fo:font-size="11pt" fo:font-style="normal" fo:font-weight="normal" officeooo:rsid="0096eecd" officeooo:paragraph-rsid="009d10d4"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50%"/>
      <style:text-properties fo:font-size="11pt" fo:font-style="normal" fo:font-weight="bold" officeooo:rsid="00ea0594" officeooo:paragraph-rsid="00ea0594" style:font-size-asian="11pt" style:font-style-asian="normal" style:font-weight-asian="bold" style:font-size-complex="11pt" style:font-style-complex="normal" style:font-weight-complex="bold"/>
    </style:style>
    <style:style style:name="P30" style:family="paragraph" style:parent-style-name="Standard">
      <style:paragraph-properties fo:line-height="150%"/>
      <style:text-properties fo:font-size="11pt" fo:font-weight="bold" officeooo:rsid="007ac691" officeooo:paragraph-rsid="00d8fb2d" style:font-size-asian="11pt" style:font-weight-asian="bold" style:font-size-complex="11pt" style:font-weight-complex="bold"/>
    </style:style>
    <style:style style:name="P31" style:family="paragraph" style:parent-style-name="Standard">
      <style:paragraph-properties fo:text-align="start" style:justify-single-word="false">
        <style:tab-stops/>
      </style:paragraph-properties>
      <style:text-properties style:font-name="Liberation Serif" fo:font-size="11pt" officeooo:rsid="0025f3ba" officeooo:paragraph-rsid="00703a78" style:font-size-asian="11pt" style:font-size-complex="11pt"/>
    </style:style>
    <style:style style:name="P32" style:family="paragraph" style:parent-style-name="Standard">
      <style:paragraph-properties fo:text-align="center" style:justify-single-word="false">
        <style:tab-stops/>
      </style:paragraph-properties>
      <style:text-properties fo:color="#000000" style:font-name="Liberation Sans" fo:font-size="11pt" officeooo:paragraph-rsid="00703a78" style:font-size-asian="11pt" style:font-size-complex="11pt"/>
    </style:style>
    <style:style style:name="P33" style:family="paragraph" style:parent-style-name="Standard">
      <style:paragraph-properties fo:text-align="center" style:justify-single-word="false">
        <style:tab-stops/>
      </style:paragraph-properties>
      <style:text-properties fo:color="#000000" style:font-name="Liberation Sans" fo:font-size="11pt" officeooo:rsid="002eb0d2" officeooo:paragraph-rsid="00703a78" style:font-size-asian="11pt" style:font-size-complex="11pt"/>
    </style:style>
    <style:style style:name="P34" style:family="paragraph" style:parent-style-name="Standard">
      <style:paragraph-properties fo:text-align="start" style:justify-single-word="false">
        <style:tab-stops/>
      </style:paragraph-properties>
      <style:text-properties fo:color="#000000" style:font-name="Liberation Serif" fo:font-size="11pt" officeooo:rsid="0025f3ba" officeooo:paragraph-rsid="00703a78" style:font-size-asian="11pt" style:font-size-complex="11pt"/>
    </style:style>
    <style:style style:name="P35" style:family="paragraph" style:parent-style-name="Standard">
      <style:paragraph-properties fo:text-align="center" style:justify-single-word="false">
        <style:tab-stops/>
      </style:paragraph-properties>
      <style:text-properties fo:color="#000000" style:font-name="Liberation Serif" fo:font-size="12pt" officeooo:rsid="0012d710" officeooo:paragraph-rsid="00703a78" style:font-size-asian="12pt" style:font-size-complex="12pt"/>
    </style:style>
    <style:style style:name="P36" style:family="paragraph" style:parent-style-name="Standard">
      <style:paragraph-properties fo:text-align="center" style:justify-single-word="false">
        <style:tab-stops/>
      </style:paragraph-properties>
      <style:text-properties fo:color="#000000" style:font-name="Liberation Serif" fo:font-size="12pt" officeooo:rsid="002f3002" officeooo:paragraph-rsid="00703a78" style:font-size-asian="12pt" style:font-size-complex="12pt"/>
    </style:style>
    <style:style style:name="P37" style:family="paragraph" style:parent-style-name="Standard">
      <style:paragraph-properties fo:text-align="center" style:justify-single-word="false">
        <style:tab-stops/>
      </style:paragraph-properties>
      <style:text-properties fo:color="#000000" style:font-name="Liberation Serif" fo:font-size="12pt" officeooo:rsid="002eb0d2" officeooo:paragraph-rsid="00703a78" style:font-size-asian="12pt" style:font-size-complex="12pt"/>
    </style:style>
    <style:style style:name="P38" style:family="paragraph" style:parent-style-name="Standard">
      <style:paragraph-properties fo:text-align="center" style:justify-single-word="false">
        <style:tab-stops/>
      </style:paragraph-properties>
      <style:text-properties fo:color="#000000" style:font-name="0" fo:font-size="10pt" officeooo:rsid="006e7e75" officeooo:paragraph-rsid="006e7e75" style:font-size-asian="10pt"/>
    </style:style>
    <style:style style:name="P39" style:family="paragraph" style:parent-style-name="Standard">
      <style:paragraph-properties fo:text-align="start" style:justify-single-word="false">
        <style:tab-stops/>
      </style:paragraph-properties>
      <style:text-properties fo:color="#000000" style:font-name="0" fo:font-size="10pt" officeooo:rsid="00703a78" officeooo:paragraph-rsid="00703a78" style:font-size-asian="10pt"/>
    </style:style>
    <style:style style:name="P40" style:family="paragraph" style:parent-style-name="Standard">
      <style:paragraph-properties fo:text-align="center" style:justify-single-word="false">
        <style:tab-stops/>
      </style:paragraph-properties>
      <style:text-properties fo:color="#000000" style:font-name="0" fo:font-size="10pt" style:font-size-asian="10pt"/>
    </style:style>
    <style:style style:name="P41" style:family="paragraph" style:parent-style-name="Standard">
      <style:paragraph-properties fo:text-align="center" style:justify-single-word="false">
        <style:tab-stops/>
      </style:paragraph-properties>
      <style:text-properties fo:color="#000000" style:font-name="0" fo:font-size="10pt" officeooo:paragraph-rsid="0076b98f" style:font-size-asian="10pt"/>
    </style:style>
    <style:style style:name="P42" style:family="paragraph" style:parent-style-name="Standard">
      <style:paragraph-properties fo:text-align="center" style:justify-single-word="false">
        <style:tab-stops/>
      </style:paragraph-properties>
      <style:text-properties fo:color="#000000" style:font-name="0" fo:font-size="10pt" officeooo:paragraph-rsid="009d65d8" style:font-size-asian="10pt"/>
    </style:style>
    <style:style style:name="P43" style:family="paragraph" style:parent-style-name="Standard">
      <style:paragraph-properties fo:text-align="center" style:justify-single-word="false">
        <style:tab-stops/>
      </style:paragraph-properties>
      <style:text-properties fo:color="#000000" style:font-name="0" fo:font-size="10pt" officeooo:paragraph-rsid="00a4c17c" style:font-size-asian="10pt"/>
    </style:style>
    <style:style style:name="P44" style:family="paragraph" style:parent-style-name="Standard">
      <style:paragraph-properties fo:text-align="center" style:justify-single-word="false">
        <style:tab-stops/>
      </style:paragraph-properties>
      <style:text-properties fo:color="#000000" style:font-name="0" fo:font-size="10pt" officeooo:paragraph-rsid="00ccae3b" style:font-size-asian="10pt"/>
    </style:style>
    <style:style style:name="P45" style:family="paragraph" style:parent-style-name="Standard">
      <style:text-properties fo:color="#000000" style:font-name="0" fo:font-size="10pt" officeooo:paragraph-rsid="0076b98f" style:font-size-asian="10pt"/>
    </style:style>
    <style:style style:name="P46" style:family="paragraph" style:parent-style-name="Standard">
      <style:paragraph-properties fo:text-align="end" style:justify-single-word="false">
        <style:tab-stops/>
      </style:paragraph-properties>
      <style:text-properties fo:color="#000000" style:font-name="0" fo:font-size="10pt" officeooo:paragraph-rsid="009d65d8" style:font-size-asian="10pt"/>
    </style:style>
    <style:style style:name="P47" style:family="paragraph" style:parent-style-name="Standard">
      <style:paragraph-properties fo:text-align="end" style:justify-single-word="false">
        <style:tab-stops/>
      </style:paragraph-properties>
      <style:text-properties fo:color="#000000" style:font-name="0" fo:font-size="10pt" officeooo:paragraph-rsid="00ccae3b" style:font-size-asian="10pt"/>
    </style:style>
    <style:style style:name="P48" style:family="paragraph" style:parent-style-name="Standard">
      <style:paragraph-properties fo:text-align="start" style:justify-single-word="false">
        <style:tab-stops/>
      </style:paragraph-properties>
      <style:text-properties fo:color="#000000" style:font-name="0" fo:font-size="10pt" officeooo:rsid="009a372d" officeooo:paragraph-rsid="00ccae3b" style:font-size-asian="10pt"/>
    </style:style>
    <style:style style:name="P49" style:family="paragraph" style:parent-style-name="Standard">
      <style:paragraph-properties fo:text-align="end" style:justify-single-word="false">
        <style:tab-stops/>
      </style:paragraph-properties>
      <style:text-properties fo:color="#000000" style:font-name="0" fo:font-size="10pt" officeooo:rsid="009d65d8" officeooo:paragraph-rsid="009d65d8" style:font-size-asian="10pt"/>
    </style:style>
    <style:style style:name="P50" style:family="paragraph" style:parent-style-name="Standard">
      <style:paragraph-properties fo:text-align="end" style:justify-single-word="false">
        <style:tab-stops/>
      </style:paragraph-properties>
      <style:text-properties fo:color="#000000" style:font-name="0" fo:font-size="10pt" officeooo:rsid="009d65d8" officeooo:paragraph-rsid="00ccae3b" style:font-size-asian="10pt"/>
    </style:style>
    <style:style style:name="P51" style:family="paragraph" style:parent-style-name="Standard">
      <style:paragraph-properties fo:text-align="center" style:justify-single-word="false">
        <style:tab-stops/>
      </style:paragraph-properties>
      <style:text-properties fo:color="#000000" style:font-name="0" fo:font-size="10pt" officeooo:rsid="009d65d8" officeooo:paragraph-rsid="009d65d8" style:font-size-asian="10pt"/>
    </style:style>
    <style:style style:name="P52" style:family="paragraph" style:parent-style-name="Standard">
      <style:paragraph-properties fo:text-align="center" style:justify-single-word="false">
        <style:tab-stops/>
      </style:paragraph-properties>
      <style:text-properties fo:color="#000000" style:font-name="0" fo:font-size="10pt" officeooo:rsid="009d65d8" officeooo:paragraph-rsid="00ccae3b" style:font-size-asian="10pt"/>
    </style:style>
    <style:style style:name="P53" style:family="paragraph" style:parent-style-name="Standard">
      <style:paragraph-properties fo:text-align="center" style:justify-single-word="false">
        <style:tab-stops/>
      </style:paragraph-properties>
      <style:text-properties fo:color="#000000" style:font-name="0" fo:font-size="10pt" officeooo:rsid="00a0999d" officeooo:paragraph-rsid="00a0999d" style:font-size-asian="10pt"/>
    </style:style>
    <style:style style:name="P54" style:family="paragraph" style:parent-style-name="Standard">
      <style:paragraph-properties fo:text-align="end" style:justify-single-word="false">
        <style:tab-stops/>
      </style:paragraph-properties>
      <style:text-properties fo:color="#000000" style:font-name="0" fo:font-size="10pt" officeooo:rsid="00a1baa9" officeooo:paragraph-rsid="00a4c17c" style:font-size-asian="10pt"/>
    </style:style>
    <style:style style:name="P55" style:family="paragraph" style:parent-style-name="Standard">
      <style:paragraph-properties fo:text-align="end" style:justify-single-word="false">
        <style:tab-stops/>
      </style:paragraph-properties>
      <style:text-properties fo:color="#000000" style:font-name="0" fo:font-size="10pt" officeooo:rsid="00a1baa9" officeooo:paragraph-rsid="00ccae3b" style:font-size-asian="10pt"/>
    </style:style>
    <style:style style:name="P56" style:family="paragraph" style:parent-style-name="Standard">
      <style:paragraph-properties fo:text-align="center" style:justify-single-word="false">
        <style:tab-stops/>
      </style:paragraph-properties>
      <style:text-properties fo:color="#000000" style:font-name="0" fo:font-size="10pt" officeooo:rsid="00a1baa9" officeooo:paragraph-rsid="00a4c17c" style:font-size-asian="10pt"/>
    </style:style>
    <style:style style:name="P57" style:family="paragraph" style:parent-style-name="Standard">
      <style:paragraph-properties fo:text-align="center" style:justify-single-word="false">
        <style:tab-stops/>
      </style:paragraph-properties>
      <style:text-properties fo:color="#000000" style:font-name="0" fo:font-size="10pt" officeooo:rsid="00a1baa9" officeooo:paragraph-rsid="00ccae3b" style:font-size-asian="10pt"/>
    </style:style>
    <style:style style:name="P58" style:family="paragraph" style:parent-style-name="Standard">
      <style:paragraph-properties fo:text-align="center" style:justify-single-word="false">
        <style:tab-stops/>
      </style:paragraph-properties>
      <style:text-properties fo:color="#000000" style:font-name="0" fo:font-size="10pt" officeooo:rsid="00a2f8c2" officeooo:paragraph-rsid="00a2f8c2" style:font-size-asian="10pt"/>
    </style:style>
    <style:style style:name="P59" style:family="paragraph" style:parent-style-name="Standard">
      <style:paragraph-properties fo:text-align="end" style:justify-single-word="false">
        <style:tab-stops/>
      </style:paragraph-properties>
      <style:text-properties fo:color="#000000" style:font-name="0" fo:font-size="10pt" officeooo:rsid="00a2f8c2" officeooo:paragraph-rsid="00a2f8c2" style:font-size-asian="10pt"/>
    </style:style>
    <style:style style:name="P60" style:family="paragraph" style:parent-style-name="Standard">
      <style:paragraph-properties fo:text-align="center" style:justify-single-word="false">
        <style:tab-stops/>
      </style:paragraph-properties>
      <style:text-properties fo:color="#000000" style:font-name="0" fo:font-size="10pt" officeooo:rsid="00a32933" officeooo:paragraph-rsid="00a32933" style:font-size-asian="10pt"/>
    </style:style>
    <style:style style:name="P61" style:family="paragraph" style:parent-style-name="Standard">
      <style:paragraph-properties fo:text-align="start" style:justify-single-word="false">
        <style:tab-stops/>
      </style:paragraph-properties>
      <style:text-properties fo:color="#000000" style:font-name="0" fo:font-size="10pt" officeooo:rsid="00a32933" officeooo:paragraph-rsid="00a32933" style:font-size-asian="10pt"/>
    </style:style>
    <style:style style:name="P62" style:family="paragraph" style:parent-style-name="Standard">
      <style:paragraph-properties fo:text-align="center" style:justify-single-word="false">
        <style:tab-stops/>
      </style:paragraph-properties>
      <style:text-properties fo:color="#000000" style:font-name="0" fo:font-size="10pt" officeooo:rsid="00a4c17c" officeooo:paragraph-rsid="00a4c17c" style:font-size-asian="10pt"/>
    </style:style>
    <style:style style:name="P63" style:family="paragraph" style:parent-style-name="Standard">
      <style:paragraph-properties fo:text-align="center" style:justify-single-word="false">
        <style:tab-stops/>
      </style:paragraph-properties>
      <style:text-properties fo:color="#000000" style:font-name="0" fo:font-size="10pt" officeooo:rsid="00a550a9" officeooo:paragraph-rsid="00a550a9" style:font-size-asian="10pt"/>
    </style:style>
    <style:style style:name="P64" style:family="paragraph" style:parent-style-name="Standard">
      <style:paragraph-properties fo:text-align="center" style:justify-single-word="false">
        <style:tab-stops/>
      </style:paragraph-properties>
      <style:text-properties fo:color="#000000" style:font-name="0" fo:font-size="10pt" officeooo:rsid="00a551ff" officeooo:paragraph-rsid="00a551ff" style:font-size-asian="10pt"/>
    </style:style>
    <style:style style:name="P65" style:family="paragraph" style:parent-style-name="Standard">
      <style:paragraph-properties fo:text-align="start" style:justify-single-word="false">
        <style:tab-stops/>
      </style:paragraph-properties>
      <style:text-properties fo:color="#000000" style:font-name="0" fo:font-size="10pt" officeooo:rsid="00a551ff" officeooo:paragraph-rsid="00a551ff" style:font-size-asian="10pt"/>
    </style:style>
    <style:style style:name="P66" style:family="paragraph" style:parent-style-name="Standard">
      <style:paragraph-properties fo:text-align="center" style:justify-single-word="false">
        <style:tab-stops/>
      </style:paragraph-properties>
      <style:text-properties fo:color="#000000" style:font-name="0" fo:font-size="10pt" officeooo:rsid="00ddc2d8" officeooo:paragraph-rsid="00ddc2d8" style:font-size-asian="10pt"/>
    </style:style>
    <style:style style:name="P67" style:family="paragraph" style:parent-style-name="Standard">
      <style:paragraph-properties fo:text-align="center" style:justify-single-word="false">
        <style:tab-stops/>
      </style:paragraph-properties>
      <style:text-properties fo:color="#000000" style:font-name="0" fo:font-size="10pt" officeooo:rsid="00df8311" officeooo:paragraph-rsid="00df8311" style:font-size-asian="10pt"/>
    </style:style>
    <style:style style:name="P68" style:family="paragraph" style:parent-style-name="Standard">
      <style:paragraph-properties fo:text-align="center" style:justify-single-word="false">
        <style:tab-stops/>
      </style:paragraph-properties>
      <style:text-properties fo:color="#000000" style:font-name="0" fo:font-size="10pt" fo:font-weight="bold" officeooo:rsid="0076b98f" officeooo:paragraph-rsid="0076b98f" style:font-size-asian="10pt" style:font-weight-asian="bold" style:font-weight-complex="bold"/>
    </style:style>
    <style:style style:name="P69" style:family="paragraph" style:parent-style-name="Standard">
      <style:paragraph-properties fo:text-align="center" style:justify-single-word="false">
        <style:tab-stops/>
      </style:paragraph-properties>
      <style:text-properties fo:color="#000000" style:font-name="0" fo:font-size="10pt" fo:font-weight="bold" officeooo:paragraph-rsid="00a0aa84" style:font-size-asian="10pt" style:font-weight-asian="bold" style:font-weight-complex="bold"/>
    </style:style>
    <style:style style:name="P70" style:family="paragraph" style:parent-style-name="Standard">
      <style:paragraph-properties fo:text-align="center" style:justify-single-word="false">
        <style:tab-stops/>
      </style:paragraph-properties>
      <style:text-properties fo:color="#000000" style:font-name="0" fo:font-size="10pt" fo:font-weight="bold" officeooo:paragraph-rsid="00ccae3b" style:font-size-asian="10pt" style:font-weight-asian="bold" style:font-weight-complex="bold"/>
    </style:style>
    <style:style style:name="P71" style:family="paragraph" style:parent-style-name="Standard">
      <style:paragraph-properties fo:text-align="center" style:justify-single-word="false">
        <style:tab-stops/>
      </style:paragraph-properties>
      <style:text-properties fo:color="#000000" style:font-name="0" fo:font-size="10pt" fo:font-weight="bold" officeooo:paragraph-rsid="0076b98f" style:font-size-asian="10pt" style:font-weight-asian="bold"/>
    </style:style>
    <style:style style:name="P72" style:family="paragraph" style:parent-style-name="Standard">
      <style:paragraph-properties fo:line-height="150%"/>
      <style:text-properties officeooo:paragraph-rsid="006aef87"/>
    </style:style>
    <style:style style:name="P73" style:family="paragraph" style:parent-style-name="Standard">
      <style:paragraph-properties fo:line-height="150%"/>
      <style:text-properties officeooo:paragraph-rsid="00703a78"/>
    </style:style>
    <style:style style:name="P74" style:family="paragraph" style:parent-style-name="Standard">
      <style:paragraph-properties fo:line-height="150%"/>
      <style:text-properties officeooo:paragraph-rsid="00d45c73"/>
    </style:style>
    <style:style style:name="P75" style:family="paragraph" style:parent-style-name="Standard">
      <style:paragraph-properties fo:line-height="150%"/>
      <style:text-properties officeooo:paragraph-rsid="00d5cf48"/>
    </style:style>
    <style:style style:name="P76" style:family="paragraph" style:parent-style-name="Standard">
      <style:paragraph-properties fo:text-align="center" style:justify-single-word="false">
        <style:tab-stops/>
      </style:paragraph-properties>
    </style:style>
    <style:style style:name="P77" style:family="paragraph" style:parent-style-name="Standard">
      <style:paragraph-properties fo:text-align="center" style:justify-single-word="false">
        <style:tab-stops/>
      </style:paragraph-properties>
      <style:text-properties officeooo:paragraph-rsid="0076b98f"/>
    </style:style>
    <style:style style:name="P78" style:family="paragraph" style:parent-style-name="Standard">
      <style:text-properties fo:font-weight="normal" officeooo:rsid="0070ae0e" style:font-weight-asian="normal" style:font-weight-complex="normal"/>
    </style:style>
    <style:style style:name="P79" style:family="paragraph" style:parent-style-name="Standard">
      <style:paragraph-properties fo:line-height="150%"/>
      <style:text-properties fo:font-weight="normal" officeooo:rsid="007c7379" officeooo:paragraph-rsid="00d8fb2d" style:font-weight-asian="normal" style:font-weight-complex="normal"/>
    </style:style>
    <style:style style:name="P80" style:family="paragraph" style:parent-style-name="Standard">
      <style:paragraph-properties fo:text-align="start" style:justify-single-word="false">
        <style:tab-stops/>
      </style:paragraph-properties>
      <style:text-properties officeooo:rsid="0076b98f" officeooo:paragraph-rsid="0076b98f"/>
    </style:style>
    <style:style style:name="P81" style:family="paragraph" style:parent-style-name="Footnote">
      <style:text-properties fo:font-size="10pt" officeooo:rsid="00703a78" officeooo:paragraph-rsid="0072a77c" style:font-size-asian="10pt" style:font-size-complex="10pt"/>
    </style:style>
    <style:style style:name="P82" style:family="paragraph" style:parent-style-name="Footnote">
      <style:text-properties fo:font-size="10pt" officeooo:rsid="00703a78" officeooo:paragraph-rsid="0076b98f" style:font-size-asian="10pt" style:font-size-complex="10pt"/>
    </style:style>
    <style:style style:name="P83" style:family="paragraph" style:parent-style-name="Footnote">
      <style:text-properties fo:font-size="10pt" officeooo:paragraph-rsid="0072a77c" style:font-size-asian="10pt" style:font-size-complex="10pt"/>
    </style:style>
    <style:style style:name="P84" style:family="paragraph" style:parent-style-name="Footnote">
      <style:text-properties officeooo:rsid="0038b5db" officeooo:paragraph-rsid="0038b5db"/>
    </style:style>
    <style:style style:name="P85" style:family="paragraph" style:parent-style-name="Footnote">
      <style:text-properties officeooo:paragraph-rsid="004a0e60"/>
    </style:style>
    <style:style style:name="P86" style:family="paragraph" style:parent-style-name="Footnote">
      <style:text-properties officeooo:paragraph-rsid="0064e95f"/>
    </style:style>
    <style:style style:name="P87" style:family="paragraph" style:parent-style-name="Footnote">
      <style:text-properties officeooo:rsid="0065ce81" officeooo:paragraph-rsid="00664006"/>
    </style:style>
    <style:style style:name="P88" style:family="paragraph" style:parent-style-name="Footnote">
      <style:text-properties officeooo:paragraph-rsid="006904dc"/>
    </style:style>
    <style:style style:name="P89" style:family="paragraph" style:parent-style-name="Footnote">
      <style:paragraph-properties fo:line-height="100%"/>
      <style:text-properties fo:font-size="11pt" fo:font-weight="normal" officeooo:rsid="0030fb52" officeooo:paragraph-rsid="0072a77c" style:font-size-asian="11pt" style:font-weight-asian="normal" style:font-size-complex="11pt" style:font-weight-complex="normal"/>
    </style:style>
    <style:style style:name="P90" style:family="paragraph" style:parent-style-name="Footnote">
      <style:text-properties fo:font-size="11pt" fo:font-weight="normal" officeooo:rsid="004d319b" officeooo:paragraph-rsid="0072a77c" style:font-size-asian="11pt" style:font-weight-asian="normal" style:font-size-complex="11pt" style:font-weight-complex="normal"/>
    </style:style>
    <style:style style:name="P91" style:family="paragraph" style:parent-style-name="Footnote">
      <style:text-properties officeooo:rsid="00e53e25" officeooo:paragraph-rsid="00e53e25"/>
    </style:style>
    <style:style style:name="P92" style:family="paragraph" style:parent-style-name="Standard">
      <style:paragraph-properties fo:line-height="150%" fo:break-before="page"/>
      <style:text-properties fo:font-size="11pt" fo:font-weight="bold" officeooo:rsid="0072a77c" officeooo:paragraph-rsid="0072a77c" style:font-size-asian="11pt" style:font-weight-asian="bold" style:font-size-complex="11pt" style:font-weight-complex="bold"/>
    </style:style>
    <style:style style:name="P93" style:family="paragraph" style:parent-style-name="Standard">
      <style:paragraph-properties fo:break-before="page"/>
      <style:text-properties fo:font-weight="bold" style:font-weight-asian="bold" style:font-weight-complex="bold"/>
    </style:style>
    <style:style style:name="P94" style:family="paragraph" style:parent-style-name="Footnote">
      <style:paragraph-properties fo:margin-left="0cm" fo:margin-right="0cm" fo:text-indent="0cm" style:auto-text-indent="false"/>
    </style:style>
    <style:style style:name="P95" style:family="paragraph" style:parent-style-name="Footnote">
      <style:paragraph-properties fo:margin-left="0cm" fo:margin-right="0cm" fo:text-indent="0cm" style:auto-text-indent="false"/>
      <style:text-properties officeooo:rsid="007c7379" officeooo:paragraph-rsid="007c7379"/>
    </style:style>
    <style:style style:name="P96" style:family="paragraph" style:parent-style-name="Footnote">
      <style:paragraph-properties fo:margin-left="0cm" fo:margin-right="0cm" fo:text-indent="0cm" style:auto-text-indent="false"/>
      <style:text-properties officeooo:paragraph-rsid="00c060bf"/>
    </style:style>
    <style:style style:name="P97" style:family="paragraph" style:parent-style-name="Footnote">
      <style:paragraph-properties fo:margin-left="0cm" fo:margin-right="0cm" fo:text-indent="0cm" style:auto-text-indent="false"/>
      <style:text-properties officeooo:paragraph-rsid="00b72db0"/>
    </style:style>
    <style:style style:name="P98" style:family="paragraph" style:parent-style-name="Footnote">
      <style:paragraph-properties fo:margin-left="0cm" fo:margin-right="0cm" fo:text-indent="0cm" style:auto-text-indent="false"/>
      <style:text-properties officeooo:rsid="00d7cba9"/>
    </style:style>
    <style:style style:name="P99" style:family="paragraph" style:parent-style-name="Footnote">
      <style:text-properties officeooo:rsid="00f07e35" officeooo:paragraph-rsid="00f07e35"/>
    </style:style>
    <style:style style:name="P100" style:family="paragraph" style:parent-style-name="Footnote">
      <style:text-properties officeooo:rsid="002f3002" officeooo:paragraph-rsid="00f3cced"/>
    </style:style>
    <style:style style:name="P101" style:family="paragraph" style:parent-style-name="Footnote">
      <style:text-properties officeooo:paragraph-rsid="00f3cced"/>
    </style:style>
    <style:style style:name="P102" style:family="paragraph" style:parent-style-name="Footnote">
      <style:paragraph-properties fo:line-height="100%"/>
      <style:text-properties fo:font-size="11pt" officeooo:rsid="002f3002" officeooo:paragraph-rsid="00f85b41" style:font-size-asian="11pt" style:font-size-complex="11pt"/>
    </style:style>
    <style:style style:name="P103" style:family="paragraph" style:parent-style-name="Footnote">
      <style:paragraph-properties fo:line-height="100%"/>
      <style:text-properties fo:font-size="11pt" officeooo:rsid="00057fe7" officeooo:paragraph-rsid="00f85b41" style:font-size-asian="11pt" style:font-size-complex="11pt"/>
    </style:style>
    <style:style style:name="P104" style:family="paragraph" style:parent-style-name="Footnote">
      <style:paragraph-properties fo:line-height="100%"/>
      <style:text-properties fo:font-size="11pt" fo:font-weight="normal" officeooo:rsid="00057fe7" officeooo:paragraph-rsid="00f85b41" style:font-size-asian="11pt" style:font-weight-asian="normal" style:font-size-complex="11pt" style:font-weight-complex="normal"/>
    </style:style>
    <style:style style:name="P105" style:family="paragraph" style:parent-style-name="Footnote">
      <style:text-properties fo:font-size="11pt" fo:font-weight="normal" officeooo:rsid="00057fe7" officeooo:paragraph-rsid="00f85b41" style:font-size-asian="11pt" style:font-weight-asian="normal" style:font-size-complex="11pt" style:font-weight-complex="normal"/>
    </style:style>
    <style:style style:name="P106" style:family="paragraph" style:parent-style-name="Footnote">
      <style:paragraph-properties fo:line-height="100%"/>
      <style:text-properties fo:font-size="11pt" fo:font-weight="normal" officeooo:rsid="0030fb52" officeooo:paragraph-rsid="00f85b41" style:font-size-asian="11pt" style:font-weight-asian="normal" style:font-size-complex="11pt" style:font-weight-complex="normal"/>
    </style:style>
    <style:style style:name="P107" style:family="paragraph" style:parent-style-name="Footnote">
      <style:text-properties fo:font-size="11pt" fo:font-style="italic" fo:font-weight="normal" officeooo:rsid="000b9b1b" officeooo:paragraph-rsid="00f85b41" style:font-size-asian="11pt" style:font-style-asian="italic" style:font-weight-asian="normal" style:font-size-complex="11pt" style:font-style-complex="italic" style:font-weight-complex="normal"/>
    </style:style>
    <style:style style:name="P108" style:family="paragraph" style:parent-style-name="Footnote">
      <style:text-properties fo:font-size="10pt" officeooo:rsid="00703a78" officeooo:paragraph-rsid="00f85b41" style:font-size-asian="10pt" style:font-size-complex="10pt"/>
    </style:style>
    <style:style style:name="P109" style:family="paragraph" style:parent-style-name="Footnote">
      <style:text-properties fo:font-size="10pt" officeooo:rsid="00057fe7" officeooo:paragraph-rsid="00f85b41" style:font-size-asian="10pt" style:font-size-complex="10pt"/>
    </style:style>
    <style:style style:name="P110" style:family="paragraph" style:parent-style-name="Footnote">
      <style:paragraph-properties fo:margin-left="0cm" fo:margin-right="0cm" fo:text-indent="0cm" style:auto-text-indent="false"/>
    </style:style>
    <style:style style:name="P111" style:family="paragraph" style:parent-style-name="Frame_20_contents">
      <style:text-properties officeooo:paragraph-rsid="00f0ed84"/>
    </style:style>
    <style:style style:name="P112" style:family="paragraph" style:parent-style-name="Standard">
      <style:paragraph-properties fo:line-height="150%"/>
      <style:text-properties fo:font-size="11pt" fo:font-style="normal" fo:font-weight="normal" officeooo:rsid="00e74b8d" officeooo:paragraph-rsid="00e5bde9" style:font-size-asian="11pt" style:font-style-asian="normal" style:font-weight-asian="normal" style:font-size-complex="11pt" style:font-style-complex="normal" style:font-weight-complex="normal"/>
    </style:style>
    <style:style style:name="P113" style:family="paragraph" style:parent-style-name="Standard">
      <style:text-properties fo:font-size="11pt" fo:font-style="normal" fo:font-weight="normal" officeooo:rsid="00823eea" officeooo:paragraph-rsid="00ccae3b" style:font-size-asian="11pt" style:font-style-asian="normal" style:font-weight-asian="normal" style:font-size-complex="11pt" style:font-style-complex="normal" style:font-weight-complex="normal"/>
    </style:style>
    <style:style style:name="P114" style:family="paragraph" style:parent-style-name="Standard">
      <style:paragraph-properties fo:line-height="100%"/>
      <style:text-properties fo:font-size="11pt" fo:font-weight="normal" officeooo:rsid="0072a77c" officeooo:paragraph-rsid="00f85b41" style:font-size-asian="11pt" style:font-weight-asian="normal" style:font-size-complex="11pt" style:font-weight-complex="normal"/>
    </style:style>
    <style:style style:name="P115" style:family="paragraph" style:parent-style-name="Standard">
      <style:paragraph-properties fo:line-height="100%"/>
      <style:text-properties fo:font-size="11pt" fo:font-weight="normal" officeooo:rsid="00057fe7" officeooo:paragraph-rsid="00f85b41" style:font-size-asian="11pt" style:font-weight-asian="normal" style:font-size-complex="11pt" style:font-weight-complex="normal"/>
    </style:style>
    <style:style style:name="P116" style:family="paragraph" style:parent-style-name="Standard">
      <style:paragraph-properties fo:line-height="100%"/>
      <style:text-properties fo:font-size="11pt" fo:font-weight="normal" officeooo:rsid="0070ae0e" officeooo:paragraph-rsid="00f85b41" style:font-size-asian="11pt" style:font-weight-asian="normal" style:font-size-complex="11pt" style:font-weight-complex="normal"/>
    </style:style>
    <style:style style:name="P117" style:family="paragraph" style:parent-style-name="Standard">
      <style:paragraph-properties fo:line-height="100%"/>
      <style:text-properties fo:font-size="11pt" fo:font-weight="normal" officeooo:rsid="003b8e46" officeooo:paragraph-rsid="00f85b41" style:font-size-asian="11pt" style:font-weight-asian="normal" style:font-size-complex="11pt" style:font-weight-complex="normal"/>
    </style:style>
    <style:style style:name="P118" style:family="paragraph" style:parent-style-name="Standard">
      <style:paragraph-properties fo:line-height="100%"/>
      <style:text-properties fo:font-size="11pt" fo:font-weight="normal" officeooo:rsid="00093f85" officeooo:paragraph-rsid="00f85b41" style:font-size-asian="11pt" style:font-weight-asian="normal" style:font-size-complex="11pt" style:font-weight-complex="normal"/>
    </style:style>
    <style:style style:name="P119" style:family="paragraph" style:parent-style-name="Standard">
      <style:paragraph-properties fo:line-height="100%"/>
      <style:text-properties fo:font-size="11pt" officeooo:rsid="00443709" officeooo:paragraph-rsid="00f85b41" style:font-size-asian="11pt" style:font-size-complex="11pt"/>
    </style:style>
    <style:style style:name="P120" style:family="paragraph" style:parent-style-name="Standard">
      <style:paragraph-properties fo:line-height="100%"/>
      <style:text-properties fo:font-size="11pt" officeooo:rsid="00703a78" officeooo:paragraph-rsid="00f85b41" style:font-size-asian="11pt" style:font-size-complex="11pt"/>
    </style:style>
    <style:style style:name="P121" style:family="paragraph" style:parent-style-name="Standard">
      <style:paragraph-properties fo:line-height="100%"/>
      <style:text-properties fo:font-size="11pt" officeooo:rsid="0072a77c" officeooo:paragraph-rsid="00f85b41" style:font-size-asian="11pt" style:font-size-complex="11pt"/>
    </style:style>
    <style:style style:name="P122" style:family="paragraph" style:parent-style-name="Standard">
      <style:paragraph-properties fo:line-height="100%"/>
      <style:text-properties fo:font-size="11pt" officeooo:paragraph-rsid="00f85b41" style:font-size-asian="11pt" style:font-size-complex="11pt"/>
    </style:style>
    <style:style style:name="P123" style:family="paragraph" style:parent-style-name="Standard">
      <style:text-properties fo:font-weight="bold" officeooo:rsid="007ac691" officeooo:paragraph-rsid="00f07e35" style:font-weight-asian="bold" style:font-weight-complex="bold"/>
    </style:style>
    <style:style style:name="P124" style:family="paragraph" style:parent-style-name="Standard">
      <style:text-properties fo:font-weight="bold" officeooo:rsid="00f0ed84" officeooo:paragraph-rsid="00f0ed84" style:font-weight-asian="bold" style:font-weight-complex="bold"/>
    </style:style>
    <style:style style:name="P125" style:family="paragraph" style:parent-style-name="Standard">
      <style:text-properties fo:font-weight="normal" officeooo:rsid="00eb6231" officeooo:paragraph-rsid="00f07e35" style:font-weight-asian="normal" style:font-weight-complex="normal"/>
    </style:style>
    <style:style style:name="P126" style:family="paragraph" style:parent-style-name="Standard">
      <style:paragraph-properties fo:text-align="center" style:justify-single-word="false">
        <style:tab-stops/>
      </style:paragraph-properties>
      <style:text-properties fo:color="#000000" style:font-name="0" fo:font-size="10pt" fo:font-weight="bold" officeooo:paragraph-rsid="00f0ed84" style:font-size-asian="10pt" style:font-weight-asian="bold" style:font-weight-complex="bold"/>
    </style:style>
    <style:style style:name="P127" style:family="paragraph" style:parent-style-name="Standard">
      <style:paragraph-properties fo:text-align="center" style:justify-single-word="false">
        <style:tab-stops/>
      </style:paragraph-properties>
      <style:text-properties fo:color="#000000" style:font-name="0" fo:font-size="10pt" fo:font-weight="bold" officeooo:rsid="00f0ed84" officeooo:paragraph-rsid="00f0ed84" style:font-size-asian="10pt" style:font-weight-asian="bold" style:font-weight-complex="bold"/>
    </style:style>
    <style:style style:name="P128" style:family="paragraph" style:parent-style-name="Standard">
      <style:paragraph-properties fo:text-align="end" style:justify-single-word="false">
        <style:tab-stops/>
      </style:paragraph-properties>
      <style:text-properties fo:color="#000000" style:font-name="0" fo:font-size="10pt" officeooo:paragraph-rsid="00f0ed84" style:font-size-asian="10pt"/>
    </style:style>
    <style:style style:name="P129" style:family="paragraph" style:parent-style-name="Standard">
      <style:paragraph-properties fo:text-align="center" style:justify-single-word="false">
        <style:tab-stops/>
      </style:paragraph-properties>
      <style:text-properties fo:color="#000000" style:font-name="0" fo:font-size="10pt" officeooo:paragraph-rsid="00f0ed84" style:font-size-asian="10pt"/>
    </style:style>
    <style:style style:name="P130" style:family="paragraph" style:parent-style-name="Standard">
      <style:paragraph-properties fo:text-align="end" style:justify-single-word="false">
        <style:tab-stops/>
      </style:paragraph-properties>
      <style:text-properties fo:color="#000000" style:font-name="0" fo:font-size="10pt" officeooo:rsid="009d65d8" officeooo:paragraph-rsid="00f0ed84" style:font-size-asian="10pt"/>
    </style:style>
    <style:style style:name="P131" style:family="paragraph" style:parent-style-name="Standard">
      <style:paragraph-properties fo:text-align="center" style:justify-single-word="false">
        <style:tab-stops/>
      </style:paragraph-properties>
      <style:text-properties fo:color="#000000" style:font-name="0" fo:font-size="10pt" officeooo:rsid="009d65d8" officeooo:paragraph-rsid="00f0ed84" style:font-size-asian="10pt"/>
    </style:style>
    <style:style style:name="P132" style:family="paragraph" style:parent-style-name="Standard">
      <style:paragraph-properties fo:text-align="center" style:justify-single-word="false">
        <style:tab-stops/>
      </style:paragraph-properties>
      <style:text-properties fo:color="#000000" style:font-name="0" fo:font-size="10pt" officeooo:rsid="00a0999d" officeooo:paragraph-rsid="00f0ed84" style:font-size-asian="10pt"/>
    </style:style>
    <style:style style:name="P133" style:family="paragraph" style:parent-style-name="Standard">
      <style:paragraph-properties fo:text-align="end" style:justify-single-word="false">
        <style:tab-stops/>
      </style:paragraph-properties>
      <style:text-properties fo:color="#000000" style:font-name="0" fo:font-size="10pt" officeooo:rsid="00a2f8c2" officeooo:paragraph-rsid="00f0ed84" style:font-size-asian="10pt"/>
    </style:style>
    <style:style style:name="P134" style:family="paragraph" style:parent-style-name="Standard">
      <style:paragraph-properties fo:text-align="center" style:justify-single-word="false">
        <style:tab-stops/>
      </style:paragraph-properties>
      <style:text-properties fo:color="#000000" style:font-name="0" fo:font-size="10pt" officeooo:rsid="00a2f8c2" officeooo:paragraph-rsid="00f0ed84" style:font-size-asian="10pt"/>
    </style:style>
    <style:style style:name="P135" style:family="paragraph" style:parent-style-name="Standard">
      <style:paragraph-properties fo:text-align="center" style:justify-single-word="false">
        <style:tab-stops/>
      </style:paragraph-properties>
      <style:text-properties fo:color="#000000" style:font-name="0" fo:font-size="10pt" officeooo:rsid="00a32933" officeooo:paragraph-rsid="00f0ed84" style:font-size-asian="10pt"/>
    </style:style>
    <style:style style:name="P136" style:family="paragraph" style:parent-style-name="Standard">
      <style:paragraph-properties fo:text-align="start" style:justify-single-word="false">
        <style:tab-stops/>
      </style:paragraph-properties>
      <style:text-properties fo:color="#000000" style:font-name="0" fo:font-size="10pt" officeooo:rsid="00a32933" officeooo:paragraph-rsid="00f0ed84" style:font-size-asian="10pt"/>
    </style:style>
    <style:style style:name="P137" style:family="paragraph" style:parent-style-name="Standard">
      <style:paragraph-properties fo:text-align="end" style:justify-single-word="false">
        <style:tab-stops/>
      </style:paragraph-properties>
      <style:text-properties fo:color="#000000" style:font-name="0" fo:font-size="10pt" officeooo:rsid="00f0ed84" officeooo:paragraph-rsid="00f0ed84" style:font-size-asian="10pt"/>
    </style:style>
    <style:style style:name="P138" style:family="paragraph" style:parent-style-name="Standard">
      <style:paragraph-properties fo:text-align="center" style:justify-single-word="false">
        <style:tab-stops/>
      </style:paragraph-properties>
      <style:text-properties fo:color="#000000" style:font-name="0" fo:font-size="10pt" officeooo:rsid="00f0ed84" officeooo:paragraph-rsid="00f0ed84" style:font-size-asian="10pt"/>
    </style:style>
    <style:style style:name="P139" style:family="paragraph" style:parent-style-name="Standard">
      <style:text-properties officeooo:paragraph-rsid="00f0ed84"/>
    </style:style>
    <style:style style:name="T1" style:family="text">
      <style:text-properties fo:font-style="italic" style:font-style-asian="italic" style:font-style-complex="italic"/>
    </style:style>
    <style:style style:name="T2" style:family="text">
      <style:text-properties officeooo:rsid="0026cfcb"/>
    </style:style>
    <style:style style:name="T3" style:family="text">
      <style:text-properties fo:font-weight="normal" style:font-weight-asian="normal" style:font-weight-complex="normal"/>
    </style:style>
    <style:style style:name="T4" style:family="text">
      <style:text-properties fo:font-weight="normal" officeooo:rsid="0070ae0e" style:font-weight-asian="normal" style:font-weight-complex="normal"/>
    </style:style>
    <style:style style:name="T5" style:family="text">
      <style:text-properties fo:font-weight="normal" officeooo:rsid="0072a77c" style:font-weight-asian="normal" style:font-weight-complex="normal"/>
    </style:style>
    <style:style style:name="T6" style:family="text">
      <style:text-properties fo:font-weight="normal" officeooo:rsid="003b8e46" style:font-weight-asian="normal" style:font-weight-complex="normal"/>
    </style:style>
    <style:style style:name="T7" style:family="text">
      <style:text-properties fo:font-weight="normal" officeooo:rsid="0074d907" style:font-weight-asian="normal" style:font-weight-complex="normal"/>
    </style:style>
    <style:style style:name="T8" style:family="text">
      <style:text-properties fo:font-weight="normal" officeooo:rsid="007651d0" style:font-weight-asian="normal" style:font-weight-complex="normal"/>
    </style:style>
    <style:style style:name="T9" style:family="text">
      <style:text-properties fo:font-weight="normal" officeooo:rsid="0076b98f" style:font-weight-asian="normal" style:font-weight-complex="normal"/>
    </style:style>
    <style:style style:name="T10" style:family="text">
      <style:text-properties fo:font-weight="normal" officeooo:rsid="00d8fb2d" style:font-weight-asian="normal" style:font-weight-complex="normal"/>
    </style:style>
    <style:style style:name="T11" style:family="text">
      <style:text-properties fo:font-weight="normal" officeooo:rsid="00e08e4b" style:font-weight-asian="normal" style:font-weight-complex="normal"/>
    </style:style>
    <style:style style:name="T12" style:family="text">
      <style:text-properties fo:font-weight="normal" officeooo:rsid="00e12bfa" style:font-weight-asian="normal" style:font-weight-complex="normal"/>
    </style:style>
    <style:style style:name="T13" style:family="text">
      <style:text-properties fo:font-weight="normal" officeooo:rsid="00e27aa0" style:font-weight-asian="normal" style:font-weight-complex="normal"/>
    </style:style>
    <style:style style:name="T14" style:family="text">
      <style:text-properties fo:font-weight="normal" officeooo:rsid="00e45a70" style:font-weight-asian="normal" style:font-weight-complex="normal"/>
    </style:style>
    <style:style style:name="T15" style:family="text">
      <style:text-properties fo:font-weight="normal" officeooo:rsid="00e53e25" style:font-weight-asian="normal" style:font-weight-complex="normal"/>
    </style:style>
    <style:style style:name="T16" style:family="text">
      <style:text-properties fo:font-weight="normal" officeooo:rsid="00e8d6c0" style:font-weight-asian="normal" style:font-weight-complex="normal"/>
    </style:style>
    <style:style style:name="T17" style:family="text">
      <style:text-properties fo:font-weight="normal" officeooo:rsid="00ec6493" style:font-weight-asian="normal" style:font-weight-complex="normal"/>
    </style:style>
    <style:style style:name="T18" style:family="text">
      <style:text-properties fo:font-weight="normal" officeooo:rsid="00ed4502" style:font-weight-asian="normal" style:font-weight-complex="normal"/>
    </style:style>
    <style:style style:name="T19" style:family="text">
      <style:text-properties fo:font-weight="normal" officeooo:rsid="00f07e35" style:font-weight-asian="normal" style:font-weight-complex="normal"/>
    </style:style>
    <style:style style:name="T20" style:family="text">
      <style:text-properties fo:font-weight="normal" officeooo:rsid="00f0ed84" style:font-weight-asian="normal" style:font-weight-complex="normal"/>
    </style:style>
    <style:style style:name="T21" style:family="text">
      <style:text-properties fo:font-weight="normal" officeooo:rsid="00057fe7" style:font-weight-asian="normal" style:font-weight-complex="normal"/>
    </style:style>
    <style:style style:name="T22" style:family="text">
      <style:text-properties fo:font-weight="normal" officeooo:rsid="0076dc81" style:font-weight-asian="normal" style:font-weight-complex="normal"/>
    </style:style>
    <style:style style:name="T23" style:family="text">
      <style:text-properties officeooo:rsid="002eb0d2"/>
    </style:style>
    <style:style style:name="T24" style:family="text">
      <style:text-properties fo:font-size="10pt" style:font-size-asian="10pt" style:font-size-complex="10pt"/>
    </style:style>
    <style:style style:name="T25" style:family="text">
      <style:text-properties fo:font-size="10pt" officeooo:rsid="0030fb52" style:font-size-asian="10pt" style:font-size-complex="10pt"/>
    </style:style>
    <style:style style:name="T26" style:family="text">
      <style:text-properties fo:font-size="10pt" officeooo:rsid="003180ec" style:font-size-asian="10pt" style:font-size-complex="10pt"/>
    </style:style>
    <style:style style:name="T27" style:family="text">
      <style:text-properties fo:font-size="10pt" officeooo:rsid="00322726" style:font-size-asian="10pt" style:font-size-complex="10pt"/>
    </style:style>
    <style:style style:name="T28" style:family="text">
      <style:text-properties fo:font-size="10pt" officeooo:rsid="006468f3" style:font-size-asian="10pt" style:font-size-complex="10pt"/>
    </style:style>
    <style:style style:name="T29" style:family="text">
      <style:text-properties fo:font-size="10pt" officeooo:rsid="0064a66f" style:font-size-asian="10pt" style:font-size-complex="10pt"/>
    </style:style>
    <style:style style:name="T30" style:family="text">
      <style:text-properties fo:font-size="10pt" officeooo:rsid="00475599" style:font-size-asian="10pt" style:font-size-complex="10pt"/>
    </style:style>
    <style:style style:name="T31" style:family="text">
      <style:text-properties fo:font-size="10pt" officeooo:rsid="006904dc" style:font-size-asian="10pt" style:font-size-complex="10pt"/>
    </style:style>
    <style:style style:name="T32" style:family="text">
      <style:text-properties fo:font-size="10pt" officeooo:rsid="00703a78" style:font-size-asian="10pt" style:font-size-complex="10pt"/>
    </style:style>
    <style:style style:name="T33" style:family="text">
      <style:text-properties fo:font-size="10pt" officeooo:rsid="0064e95f" style:font-size-asian="10pt" style:font-size-complex="10pt"/>
    </style:style>
    <style:style style:name="T34" style:family="text">
      <style:text-properties officeooo:rsid="00322726"/>
    </style:style>
    <style:style style:name="T35" style:family="text">
      <style:text-properties officeooo:rsid="0032933a"/>
    </style:style>
    <style:style style:name="T36" style:family="text">
      <style:text-properties officeooo:rsid="0033ceef"/>
    </style:style>
    <style:style style:name="T37" style:family="text">
      <style:text-properties fo:font-weight="bold" style:font-weight-asian="bold" style:font-weight-complex="bold"/>
    </style:style>
    <style:style style:name="T38" style:family="text">
      <style:text-properties fo:font-weight="bold" officeooo:rsid="00703a78" style:font-weight-asian="bold" style:font-weight-complex="bold"/>
    </style:style>
    <style:style style:name="T39" style:family="text">
      <style:text-properties fo:font-weight="bold" officeooo:rsid="0070ae0e" style:font-weight-asian="bold" style:font-weight-complex="bold"/>
    </style:style>
    <style:style style:name="T40" style:family="text">
      <style:text-properties fo:font-weight="bold" officeooo:rsid="0076b98f" style:font-weight-asian="bold" style:font-weight-complex="bold"/>
    </style:style>
    <style:style style:name="T41" style:family="text">
      <style:text-properties officeooo:rsid="0037d555"/>
    </style:style>
    <style:style style:name="T42" style:family="text">
      <style:text-properties officeooo:rsid="0037db32"/>
    </style:style>
    <style:style style:name="T43" style:family="text">
      <style:text-properties officeooo:rsid="003a9ba8"/>
    </style:style>
    <style:style style:name="T44" style:family="text">
      <style:text-properties officeooo:rsid="003b8e46"/>
    </style:style>
    <style:style style:name="T45" style:family="text">
      <style:text-properties officeooo:rsid="003da2be"/>
    </style:style>
    <style:style style:name="T46" style:family="text">
      <style:text-properties officeooo:rsid="0042fb48"/>
    </style:style>
    <style:style style:name="T47" style:family="text">
      <style:text-properties officeooo:rsid="00443709"/>
    </style:style>
    <style:style style:name="T48" style:family="text">
      <style:text-properties officeooo:rsid="00475599"/>
    </style:style>
    <style:style style:name="T49" style:family="text">
      <style:text-properties officeooo:rsid="00497e43"/>
    </style:style>
    <style:style style:name="T50" style:family="text">
      <style:text-properties officeooo:rsid="004982a3"/>
    </style:style>
    <style:style style:name="T51" style:family="text">
      <style:text-properties officeooo:rsid="004c9ce2"/>
    </style:style>
    <style:style style:name="T52" style:family="text">
      <style:text-properties officeooo:rsid="004d319b"/>
    </style:style>
    <style:style style:name="T53" style:family="text">
      <style:text-properties officeooo:rsid="004e375c"/>
    </style:style>
    <style:style style:name="T54" style:family="text">
      <style:text-properties officeooo:rsid="0050cfaf"/>
    </style:style>
    <style:style style:name="T55" style:family="text">
      <style:text-properties fo:font-size="11pt" style:font-size-asian="11pt" style:font-size-complex="11pt"/>
    </style:style>
    <style:style style:name="T56" style:family="text">
      <style:text-properties fo:font-size="11pt" officeooo:rsid="00322726" style:font-size-asian="11pt" style:font-size-complex="11pt"/>
    </style:style>
    <style:style style:name="T57" style:family="text">
      <style:text-properties fo:font-size="11pt" officeooo:rsid="006904dc" style:font-size-asian="11pt" style:font-size-complex="11pt"/>
    </style:style>
    <style:style style:name="T58" style:family="text">
      <style:text-properties fo:font-size="11pt" officeooo:rsid="00703a78" style:font-size-asian="11pt" style:font-size-complex="11pt"/>
    </style:style>
    <style:style style:name="T59" style:family="text">
      <style:text-properties fo:font-size="11pt" officeooo:rsid="0074d907" style:font-size-asian="11pt" style:font-size-complex="11pt"/>
    </style:style>
    <style:style style:name="T60" style:family="text">
      <style:text-properties fo:font-size="11pt" officeooo:rsid="00b660b9" style:font-size-asian="11pt" style:font-size-complex="11pt"/>
    </style:style>
    <style:style style:name="T61" style:family="text">
      <style:text-properties fo:font-size="11pt" officeooo:rsid="00bded17" style:font-size-asian="11pt" style:font-size-complex="11pt"/>
    </style:style>
    <style:style style:name="T62" style:family="text">
      <style:text-properties fo:font-size="11pt" officeooo:rsid="00bfb9a0" style:font-size-asian="11pt" style:font-size-complex="11pt"/>
    </style:style>
    <style:style style:name="T63" style:family="text">
      <style:text-properties fo:font-size="11pt" officeooo:rsid="00a672b9" style:font-size-asian="11pt" style:font-size-complex="11pt"/>
    </style:style>
    <style:style style:name="T64" style:family="text">
      <style:text-properties fo:font-size="11pt" officeooo:rsid="00c0bc0f" style:font-size-asian="11pt" style:font-size-complex="11pt"/>
    </style:style>
    <style:style style:name="T65" style:family="text">
      <style:text-properties fo:font-size="11pt" officeooo:rsid="00c18411" style:font-size-asian="11pt" style:font-size-complex="11pt"/>
    </style:style>
    <style:style style:name="T66" style:family="text">
      <style:text-properties fo:font-size="11pt" officeooo:rsid="00c37526" style:font-size-asian="11pt" style:font-size-complex="11pt"/>
    </style:style>
    <style:style style:name="T67" style:family="text">
      <style:text-properties fo:font-size="11pt" officeooo:rsid="00cb1a2c" style:font-size-asian="11pt" style:font-size-complex="11pt"/>
    </style:style>
    <style:style style:name="T68" style:family="text">
      <style:text-properties fo:font-size="11pt" officeooo:rsid="00cc6098" style:font-size-asian="11pt" style:font-size-complex="11pt"/>
    </style:style>
    <style:style style:name="T69" style:family="text">
      <style:text-properties fo:font-size="11pt" officeooo:rsid="00e08e4b" style:font-size-asian="11pt" style:font-size-complex="11pt"/>
    </style:style>
    <style:style style:name="T70" style:family="text">
      <style:text-properties fo:font-size="11pt" officeooo:rsid="00e12bfa" style:font-size-asian="11pt" style:font-size-complex="11pt"/>
    </style:style>
    <style:style style:name="T71" style:family="text">
      <style:text-properties fo:font-size="11pt" fo:font-weight="normal" style:font-size-asian="11pt" style:font-weight-asian="normal" style:font-size-complex="11pt" style:font-weight-complex="normal"/>
    </style:style>
    <style:style style:name="T72" style:family="text">
      <style:text-properties fo:font-size="11pt" fo:font-weight="normal" officeooo:rsid="004d319b" style:font-size-asian="11pt" style:font-weight-asian="normal" style:font-size-complex="11pt" style:font-weight-complex="normal"/>
    </style:style>
    <style:style style:name="T73" style:family="text">
      <style:text-properties fo:font-size="11pt" fo:font-weight="normal" officeooo:rsid="00c962be" style:font-size-asian="11pt" style:font-weight-asian="normal" style:font-size-complex="11pt" style:font-weight-complex="normal"/>
    </style:style>
    <style:style style:name="T74" style:family="text">
      <style:text-properties fo:font-size="11pt" fo:font-weight="normal" officeooo:rsid="00bf153b" style:font-size-asian="11pt" style:font-weight-asian="normal" style:font-size-complex="11pt" style:font-weight-complex="normal"/>
    </style:style>
    <style:style style:name="T75" style:family="text">
      <style:text-properties fo:font-size="11pt" fo:font-weight="normal" officeooo:rsid="00cb1a2c" style:font-size-asian="11pt" style:font-weight-asian="normal" style:font-size-complex="11pt" style:font-weight-complex="normal"/>
    </style:style>
    <style:style style:name="T76" style:family="text">
      <style:text-properties fo:font-size="11pt" fo:font-weight="normal" officeooo:rsid="007c7379" style:font-size-asian="11pt" style:font-weight-asian="normal" style:font-size-complex="11pt" style:font-weight-complex="normal"/>
    </style:style>
    <style:style style:name="T77" style:family="text">
      <style:text-properties fo:font-size="11pt" fo:font-weight="normal" officeooo:rsid="007f4fd5" style:font-size-asian="11pt" style:font-weight-asian="normal" style:font-size-complex="11pt" style:font-weight-complex="normal"/>
    </style:style>
    <style:style style:name="T78" style:family="text">
      <style:text-properties fo:font-size="11pt" fo:font-weight="normal" officeooo:rsid="00c38829" style:font-size-asian="11pt" style:font-weight-asian="normal" style:font-size-complex="11pt" style:font-weight-complex="normal"/>
    </style:style>
    <style:style style:name="T79" style:family="text">
      <style:text-properties fo:font-size="11pt" fo:font-weight="normal" officeooo:rsid="00bf25ae" style:font-size-asian="11pt" style:font-weight-asian="normal" style:font-size-complex="11pt" style:font-weight-complex="normal"/>
    </style:style>
    <style:style style:name="T80" style:family="text">
      <style:text-properties fo:font-size="11pt" fo:font-weight="normal" officeooo:rsid="00c37526" style:font-size-asian="11pt" style:font-weight-asian="normal" style:font-size-complex="11pt" style:font-weight-complex="normal"/>
    </style:style>
    <style:style style:name="T81" style:family="text">
      <style:text-properties fo:font-size="11pt" fo:font-weight="normal" officeooo:rsid="00c18411" style:font-size-asian="11pt" style:font-weight-asian="normal" style:font-size-complex="11pt" style:font-weight-complex="normal"/>
    </style:style>
    <style:style style:name="T82" style:family="text">
      <style:text-properties fo:font-size="11pt" fo:font-weight="normal" officeooo:rsid="00c060bf" style:font-size-asian="11pt" style:font-weight-asian="normal" style:font-size-complex="11pt" style:font-weight-complex="normal"/>
    </style:style>
    <style:style style:name="T83" style:family="text">
      <style:text-properties fo:font-size="11pt" fo:font-weight="normal" officeooo:rsid="00c027d2" style:font-size-asian="11pt" style:font-weight-asian="normal" style:font-size-complex="11pt" style:font-weight-complex="normal"/>
    </style:style>
    <style:style style:name="T84" style:family="text">
      <style:text-properties fo:font-size="11pt" fo:font-weight="normal" officeooo:rsid="00b6617c" style:font-size-asian="11pt" style:font-weight-asian="normal" style:font-size-complex="11pt" style:font-weight-complex="normal"/>
    </style:style>
    <style:style style:name="T85" style:family="text">
      <style:text-properties fo:font-size="11pt" fo:font-weight="normal" officeooo:rsid="00b9d5cb" style:font-size-asian="11pt" style:font-weight-asian="normal" style:font-size-complex="11pt" style:font-weight-complex="normal"/>
    </style:style>
    <style:style style:name="T86" style:family="text">
      <style:text-properties fo:font-size="11pt" fo:font-weight="normal" officeooo:rsid="00bc77b7" style:font-size-asian="11pt" style:font-weight-asian="normal" style:font-size-complex="11pt" style:font-weight-complex="normal"/>
    </style:style>
    <style:style style:name="T87" style:family="text">
      <style:text-properties fo:font-size="11pt" fo:font-weight="normal" officeooo:rsid="00bccfd8" style:font-size-asian="11pt" style:font-weight-asian="normal" style:font-size-complex="11pt" style:font-weight-complex="normal"/>
    </style:style>
    <style:style style:name="T88" style:family="text">
      <style:text-properties fo:font-size="11pt" fo:font-weight="normal" officeooo:rsid="00bded17" style:font-size-asian="11pt" style:font-weight-asian="normal" style:font-size-complex="11pt" style:font-weight-complex="normal"/>
    </style:style>
    <style:style style:name="T89" style:family="text">
      <style:text-properties fo:font-size="11pt" fo:font-weight="normal" officeooo:rsid="00cb1e56" style:font-size-asian="11pt" style:font-weight-asian="normal" style:font-size-complex="11pt" style:font-weight-complex="normal"/>
    </style:style>
    <style:style style:name="T90" style:family="text">
      <style:text-properties fo:font-size="11pt" fo:font-weight="normal" officeooo:rsid="00ce4bea" style:font-size-asian="11pt" style:font-weight-asian="normal" style:font-size-complex="11pt" style:font-weight-complex="normal"/>
    </style:style>
    <style:style style:name="T91" style:family="text">
      <style:text-properties fo:font-size="11pt" fo:font-weight="normal" officeooo:rsid="00d388b8" style:font-size-asian="11pt" style:font-weight-asian="normal" style:font-size-complex="11pt" style:font-weight-complex="normal"/>
    </style:style>
    <style:style style:name="T92" style:family="text">
      <style:text-properties fo:font-size="11pt" fo:font-weight="normal" officeooo:rsid="00d45c73" style:font-size-asian="11pt" style:font-weight-asian="normal" style:font-size-complex="11pt" style:font-weight-complex="normal"/>
    </style:style>
    <style:style style:name="T93" style:family="text">
      <style:text-properties fo:font-size="11pt" fo:font-weight="normal" officeooo:rsid="00d46211" style:font-size-asian="11pt" style:font-weight-asian="normal" style:font-size-complex="11pt" style:font-weight-complex="normal"/>
    </style:style>
    <style:style style:name="T94" style:family="text">
      <style:text-properties fo:font-size="11pt" fo:font-weight="normal" officeooo:rsid="00d5cf48" style:font-size-asian="11pt" style:font-weight-asian="normal" style:font-size-complex="11pt" style:font-weight-complex="normal"/>
    </style:style>
    <style:style style:name="T95" style:family="text">
      <style:text-properties fo:font-size="11pt" fo:font-weight="normal" officeooo:rsid="00057fe7" style:font-size-asian="11pt" style:font-weight-asian="normal" style:font-size-complex="11pt" style:font-weight-complex="normal"/>
    </style:style>
    <style:style style:name="T96" style:family="text">
      <style:text-properties fo:font-size="11pt" fo:font-style="italic" fo:font-weight="normal" officeooo:rsid="00bf153b" style:font-size-asian="11pt" style:font-style-asian="italic" style:font-weight-asian="normal" style:font-size-complex="11pt" style:font-style-complex="italic" style:font-weight-complex="normal"/>
    </style:style>
    <style:style style:name="T97" style:family="text">
      <style:text-properties fo:font-size="11pt" fo:font-style="italic" fo:font-weight="normal" officeooo:rsid="00c38829" style:font-size-asian="11pt" style:font-style-asian="italic" style:font-weight-asian="normal" style:font-size-complex="11pt" style:font-style-complex="italic" style:font-weight-complex="normal"/>
    </style:style>
    <style:style style:name="T98" style:family="text">
      <style:text-properties fo:font-size="11pt" fo:font-style="normal" fo:font-weight="normal" officeooo:rsid="0096eecd" style:font-size-asian="11pt" style:font-style-asian="normal" style:font-weight-asian="normal" style:font-size-complex="11pt" style:font-style-complex="normal" style:font-weight-complex="normal"/>
    </style:style>
    <style:style style:name="T99" style:family="text">
      <style:text-properties fo:font-size="11pt" fo:font-style="normal" fo:font-weight="normal" officeooo:rsid="00e5bde9" style:font-size-asian="11pt" style:font-style-asian="normal" style:font-weight-asian="normal" style:font-size-complex="11pt" style:font-style-complex="normal" style:font-weight-complex="normal"/>
    </style:style>
    <style:style style:name="T100" style:family="text">
      <style:text-properties fo:font-size="11pt" fo:font-style="normal" fo:font-weight="normal" officeooo:rsid="00e74b8d" style:font-size-asian="11pt" style:font-style-asian="normal" style:font-weight-asian="normal" style:font-size-complex="11pt" style:font-style-complex="normal" style:font-weight-complex="normal"/>
    </style:style>
    <style:style style:name="T101" style:family="text">
      <style:text-properties fo:font-size="11pt" fo:font-style="normal" fo:font-weight="normal" officeooo:rsid="00e53e25" style:font-size-asian="11pt" style:font-style-asian="normal" style:font-weight-asian="normal" style:font-size-complex="11pt" style:font-style-complex="normal" style:font-weight-complex="normal"/>
    </style:style>
    <style:style style:name="T102" style:family="text">
      <style:text-properties fo:font-size="11pt" fo:font-style="normal" fo:font-weight="normal" officeooo:rsid="009d10d4" style:font-size-asian="11pt" style:font-style-asian="normal" style:font-weight-asian="normal" style:font-size-complex="11pt" style:font-style-complex="normal" style:font-weight-complex="normal"/>
    </style:style>
    <style:style style:name="T103" style:family="text">
      <style:text-properties fo:font-size="11pt" fo:font-style="normal" fo:font-weight="normal" officeooo:rsid="00ea0594" style:font-size-asian="11pt" style:font-style-asian="normal" style:font-weight-asian="normal" style:font-size-complex="11pt" style:font-style-complex="normal" style:font-weight-complex="normal"/>
    </style:style>
    <style:style style:name="T104" style:family="text">
      <style:text-properties fo:font-size="11pt" fo:font-style="normal" fo:font-weight="normal" officeooo:rsid="00eb9c4c" style:font-size-asian="11pt" style:font-style-asian="normal" style:font-weight-asian="normal" style:font-size-complex="11pt" style:font-style-complex="normal" style:font-weight-complex="normal"/>
    </style:style>
    <style:style style:name="T105" style:family="text">
      <style:text-properties officeooo:rsid="005f9888"/>
    </style:style>
    <style:style style:name="T106" style:family="text">
      <style:text-properties officeooo:rsid="0062452c"/>
    </style:style>
    <style:style style:name="T107" style:family="text">
      <style:text-properties officeooo:rsid="0064e95f"/>
    </style:style>
    <style:style style:name="T108" style:family="text">
      <style:text-properties officeooo:rsid="0065ce81"/>
    </style:style>
    <style:style style:name="T109" style:family="text">
      <style:text-properties officeooo:rsid="00664006"/>
    </style:style>
    <style:style style:name="T110" style:family="text">
      <style:text-properties officeooo:rsid="006aef87"/>
    </style:style>
    <style:style style:name="T111" style:family="text">
      <style:text-properties officeooo:rsid="00703a78"/>
    </style:style>
    <style:style style:name="T112" style:family="text">
      <style:text-properties officeooo:rsid="0074d907"/>
    </style:style>
    <style:style style:name="T113" style:family="text">
      <style:text-properties officeooo:rsid="0076b98f"/>
    </style:style>
    <style:style style:name="T114" style:family="text">
      <style:text-properties officeooo:rsid="0076dc81"/>
    </style:style>
    <style:style style:name="T115" style:family="text">
      <style:text-properties officeooo:rsid="009b4ea2"/>
    </style:style>
    <style:style style:name="T116" style:family="text">
      <style:text-properties officeooo:rsid="009d65d8"/>
    </style:style>
    <style:style style:name="T117" style:family="text">
      <style:text-properties officeooo:rsid="009a372d"/>
    </style:style>
    <style:style style:name="T118" style:family="text">
      <style:text-properties officeooo:rsid="00a551ff"/>
    </style:style>
    <style:style style:name="T119" style:family="text">
      <style:text-properties style:text-position="super 58%"/>
    </style:style>
    <style:style style:name="T120" style:family="text">
      <style:text-properties style:text-position="super 58%" fo:font-size="11pt" fo:font-weight="normal" officeooo:rsid="00c38829" style:font-size-asian="11pt" style:font-weight-asian="normal" style:font-size-complex="11pt" style:font-weight-complex="normal"/>
    </style:style>
    <style:style style:name="T121" style:family="text">
      <style:text-properties style:text-position="super 58%" fo:font-weight="normal" officeooo:rsid="00e12bfa" style:font-weight-asian="normal" style:font-weight-complex="normal"/>
    </style:style>
    <style:style style:name="T122" style:family="text">
      <style:text-properties style:text-position="super 58%" officeooo:rsid="009b4ea2"/>
    </style:style>
    <style:style style:name="T123" style:family="text">
      <style:text-properties officeooo:rsid="00b72db0"/>
    </style:style>
    <style:style style:name="T124" style:family="text">
      <style:text-properties officeooo:rsid="00bc77b7"/>
    </style:style>
    <style:style style:name="T125" style:family="text">
      <style:text-properties officeooo:rsid="00be4bd8"/>
    </style:style>
    <style:style style:name="T126" style:family="text">
      <style:text-properties officeooo:rsid="00c37526"/>
    </style:style>
    <style:style style:name="T127" style:family="text">
      <style:text-properties officeooo:rsid="00d388b8"/>
    </style:style>
    <style:style style:name="T128" style:family="text">
      <style:text-properties officeooo:rsid="00d45c73"/>
    </style:style>
    <style:style style:name="T129" style:family="text">
      <style:text-properties officeooo:rsid="00d9f21b"/>
    </style:style>
    <style:style style:name="T130" style:family="text">
      <style:text-properties officeooo:rsid="00e5bde9"/>
    </style:style>
    <style:style style:name="T131" style:family="text">
      <style:text-properties officeooo:rsid="00ea0594"/>
    </style:style>
    <style:style style:name="T132" style:family="text">
      <style:text-properties officeooo:rsid="00eb96a5"/>
    </style:style>
    <style:style style:name="T133" style:family="text">
      <style:text-properties officeooo:rsid="00ec6493"/>
    </style:style>
    <style:style style:name="T134" style:family="text">
      <style:text-properties officeooo:rsid="00ed4502"/>
    </style:style>
    <style:style style:name="T135" style:family="text">
      <style:text-properties officeooo:rsid="00f07e35"/>
    </style:style>
    <style:style style:name="T136" style:family="text">
      <style:text-properties style:text-position="0% 100%"/>
    </style:style>
    <style:style style:name="T137" style:family="text">
      <style:text-properties officeooo:rsid="00f0ed84"/>
    </style:style>
    <style:style style:name="T138" style:family="text">
      <style:text-properties officeooo:rsid="007ac691"/>
    </style:style>
    <style:style style:name="T139" style:family="text">
      <style:text-properties officeooo:rsid="00f3b4ea"/>
    </style:style>
    <style:style style:name="T140" style:family="text">
      <style:text-properties officeooo:rsid="00057fe7"/>
    </style:style>
    <style:style style:name="T141" style:family="text">
      <style:text-properties officeooo:rsid="00078dd8"/>
    </style:style>
    <style:style style:name="T142" style:family="text">
      <style:text-properties officeooo:rsid="000a0a14"/>
    </style:style>
    <style:style style:name="T143" style:family="text">
      <style:text-properties officeooo:rsid="000afc2c"/>
    </style:style>
    <style:style style:name="T144" style:family="text">
      <style:text-properties officeooo:rsid="000b9b1b"/>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fant Sex Ratios in England, Scotland, <text:span text:style-name="T128">and Ireland</text:span> in the Nineteenth Century<text:note text:id="ftn19" text:note-class="footnote"><text:note-citation>1</text:note-citation><text:note-body><text:p text:style-name="P94"><text:s/>A part of “Infant Sex-Ratios and Maternal-Infant Health,” Jesse McDevitt-Irwin &amp; James R. Irwin; <text:span text:style-name="T139">Oct</text:span>. 2020</text:p></text:note-body></text:note></text:p>
      <text:p text:style-name="P4"/>
      <text:p text:style-name="P124">1. <text:span text:style-name="T138">Infant Sex Ratios and the Standard of Living Debate</text:span></text:p>
      <text:p text:style-name="P26"/>
      <text:p text:style-name="P74"><text:span text:style-name="T76">Infant sex ratios offer a new empirical perspective on the famous </text:span><text:span text:style-name="T77">St</text:span><text:span text:style-name="T76">andard of Living debate. <text:s/>The related literature is voluminous, </text:span><text:span text:style-name="T74">so w</text:span><text:span text:style-name="T76">e </text:span><text:span text:style-name="T78">note only some key points.</text:span><text:span text:style-name="T76"><text:note text:id="ftn1" text:note-class="footnote"><text:note-citation>2</text:note-citation><text:note-body><text:p text:style-name="P95"><text:s text:c="2"/>For an introduction to the debate, <text:span text:style-name="T124">among many possible, see Hobsbawm (1957), Hartwell (1961), Mokyr (1988) Engerman (1994), Kirby (1997) and Griffin (2018).</text:span></text:p></text:note-body></text:note></text:span><text:span text:style-name="T76"> <text:s/></text:span><text:span text:style-name="T74">First, attention and debate has narrowed to</text:span><text:span text:style-name="T78"> the period </text:span><text:span text:style-name="T96">c</text:span><text:span text:style-name="T97">irca</text:span><text:span text:style-name="T78"> 18</text:span><text:span text:style-name="T79">15</text:span><text:span text:style-name="T74"> to </text:span><text:span text:style-name="T78">1850. </text:span><text:span text:style-name="T80">That</text:span><text:span text:style-name="T74"> </text:span><text:span text:style-name="T78">timing reflect</text:span><text:span text:style-name="T80">s</text:span><text:span text:style-name="T78"> a rough consensus that </text:span><text:span text:style-name="T81">wars and inflation </text:span><text:span text:style-name="T78">confound efforts to identify industrialization’s earlier effects </text:span><text:span text:style-name="T82">(</text:span><text:span text:style-name="T80">e.g. </text:span><text:span text:style-name="T81">Mokyr 1988:70)</text:span><text:span text:style-name="T78">, and that the second half of the 19</text:span><text:span text:style-name="T120">th</text:span><text:span text:style-name="T78"> century saw substantial and widespread improvements in living conditions </text:span><text:span text:style-name="T82">(</text:span><text:span text:style-name="T83">e.g. Hobsbawm 1957:47)</text:span><text:span text:style-name="T78">. <text:s/></text:span><text:span text:style-name="T74">Second, </text:span><text:span text:style-name="T84">research over the past 30 years </text:span><text:span text:style-name="T85">has </text:span><text:span text:style-name="T80">produced something </text:span><text:span text:style-name="T92">approaching </text:span><text:span text:style-name="T80">a consensus, </text:span><text:span text:style-name="T86">which </text:span><text:span text:style-name="T80">we </text:span><text:span text:style-name="T74">describe as a </text:span><text:span text:style-name="T82">moderate </text:span><text:span text:style-name="T74">pessimist </text:span><text:span text:style-name="T82">view </text:span><text:span text:style-name="T75">(following Mokyr’s (1988) lead)</text:span><text:span text:style-name="T82">.</text:span><text:span text:style-name="T82"><text:note text:id="ftn2" text:note-class="footnote"><text:note-citation>3</text:note-citation><text:note-body><text:p text:style-name="P96"><text:s text:c="2"/><text:span text:style-name="T126">Our wording builds on Mokyr (1988). Writing when optimist views were in ascendance, Mokyr (1988:69) offered a distinction between “strong pessimists” and “weak pessimists.” The former argued for an actual decline in living standards before 1850; the latter saw no or little improvement in living standards in that period. And both were opposed by optimists, who saw important improvements in living standards in the period. </text:span></text:p></text:note-body></text:note></text:span><text:span text:style-name="T74"> G</text:span><text:span text:style-name="T73">riffin (2018:</text:span><text:span text:style-name="T75">108</text:span><text:span text:style-name="T73">) offers a useful summary statement: “</text:span><text:span text:style-name="T55">working people saw little to no gains in their incomes and experienced losses in terms of their working patterns, health and welfare</text:span><text:span text:style-name="T73">.”</text:span><text:span text:style-name="T73"><text:note text:id="ftn3" text:note-class="footnote"><text:note-citation>4</text:note-citation><text:note-body><text:p text:style-name="P98"><text:s/>Griffin offers a highly critical discussion of prevailing views, moving away from the pessimist/optimist dichotomy. <text:s/></text:p></text:note-body></text:note></text:span><text:span text:style-name="T73"> <text:s/></text:span></text:p>
      <text:p text:style-name="P75"><text:span text:style-name="T73"><text:tab/></text:span><text:span text:style-name="T75">Debate continues over the course of real wages and family incomes before 1850. Some argue for </text:span><text:span text:style-name="T89">substantial</text:span><text:span text:style-name="T81"> </text:span><text:span text:style-name="T87">real wage gains from the 17</text:span><text:span text:style-name="T89">7</text:span><text:span text:style-name="T87">0s (or later</text:span><text:span text:style-name="T88">)</text:span><text:span text:style-name="T87"> to </text:span><text:span text:style-name="T88">the</text:span><text:span text:style-name="T87"> 1840s, </text:span><text:span text:style-name="T81">especially for adult men </text:span><text:span text:style-name="T75">and non-agricultural workers</text:span><text:span text:style-name="T81">, which c</text:span><text:span text:style-name="T73">ould</text:span><text:span text:style-name="T81"> inform an optimist view </text:span><text:span text:style-name="T89">(</text:span><text:span text:style-name="T90">e.g. </text:span><text:span text:style-name="T89">Clark 2015:1318)</text:span><text:span text:style-name="T81">.</text:span><text:span text:style-name="T81"><text:note text:id="ftn4" text:note-class="footnote"><text:note-citation>5</text:note-citation><text:note-body><text:p text:style-name="P94"><text:s/><text:span text:style-name="T129">See Clark (2015, 2007, 2005) for strong wage growth before mid-century; and see Feinstein (1998) for slow wage growth, and Allen (2009) for stagnant real wages. <text:s text:c="5"/></text:span></text:p></text:note-body></text:note></text:span><text:span text:style-name="T81"> <text:s/></text:span><text:span text:style-name="T94">But others</text:span><text:span text:style-name="T89"> </text:span><text:span text:style-name="T93">find</text:span><text:span text:style-name="T89"> </text:span><text:span text:style-name="T93">limited </text:span><text:span text:style-name="T94">income growth for most Britons (e.g. Allen 2009), </text:span><text:span text:style-name="T93">and various </text:span><text:span text:style-name="T81">other results point toward more of a pessimist view. </text:span><text:span text:style-name="T94">Most notably, scholars focus on e</text:span><text:span text:style-name="T87">vidence o</text:span><text:span text:style-name="T90">f</text:span><text:span text:style-name="T87"> declining </text:span><text:span text:style-name="T81">average </text:span><text:span text:style-name="T87">heights </text:span><text:span text:style-name="T81">(among men and women) </text:span><text:span text:style-name="T87">to argue for deterioration in health, nutrition, </text:span><text:span text:style-name="T88">and</text:span><text:span text:style-name="T87"> other dimension</text:span><text:span text:style-name="T91">s</text:span><text:span text:style-name="T87"> of living standards.</text:span><text:span text:style-name="T87"><text:note text:id="ftn5" text:note-class="footnote"><text:note-citation>6</text:note-citation><text:note-body><text:p text:style-name="P94"><text:s/><text:span text:style-name="T127">Floud, Wachter, Gregory (1990), Komlos (1993), Johnson &amp; Nicholas (1995), Cinnerella (2008). See also Huck (1995) for evidence of rising infant mortality in industrial areas from 1813 to 1836. </text:span></text:p></text:note-body></text:note></text:span><text:span text:style-name="T87"> <text:s/></text:span></text:p>
      <text:p text:style-name="P79"><text:span text:style-name="T62"><text:tab/></text:span><text:span text:style-name="T69">The dominant view from re</text:span><text:span text:style-name="T68">cent research</text:span><text:span text:style-name="T61"> </text:span><text:span text:style-name="T69">fall</text:span><text:span text:style-name="T70">s</text:span><text:span text:style-name="T69"> short of </text:span><text:span text:style-name="T66">a</text:span><text:span text:style-name="T62"> “classical view” </text:span><text:span text:style-name="T60">of England’s early industrialism as a “catastrophe for the working poor” (Hobsbawm 1957:46). <text:s/></text:span><text:span text:style-name="T65">That </text:span><text:span text:style-name="T63">early tradition articulated a </text:span><text:span text:style-name="T62">very </text:span><text:span text:style-name="T63">“strong pessimist” position, </text:span><text:span text:style-name="T66">which saw</text:span><text:span text:style-name="T65"> </text:span><text:span text:style-name="T63">the early stage</text:span><text:span text:style-name="T65">s</text:span><text:span text:style-name="T63"> of </text:span><text:span text:style-name="T69">England’s</text:span><text:span text:style-name="T63"> industrial revolution exact</text:span><text:span text:style-name="T65">ing</text:span><text:span text:style-name="T63"> a terrible human toll.</text:span><text:span text:style-name="T63"><text:note text:id="ftn6" text:note-class="footnote"><text:note-citation>7</text:note-citation><text:note-body><text:p text:style-name="P97"><text:s text:c="2"/>See Kirby (1997) for a useful summary, referring to Dickens (1854), Gaskell (1855), Disreali (1845), Engels (1845), and various commissions and reports. <text:span text:style-name="T123">Hobsbawm (1957:46) refers to “</text:span>the consensus of informed and intelligent contemporaries, a majority of whom, as even critics admit, took the dark view.” <text:span text:style-name="T123">That point is challenged by</text:span> <text:span text:style-name="T123">Hartwell (1961:398), for <text:s/>“i</text:span>gnoring Tooke, Porter, Macaulay, etc.”. </text:p></text:note-body></text:note></text:span><text:span text:style-name="T63"> <text:s/></text:span><text:span text:style-name="T65">For example, </text:span><text:span text:style-name="T64">Webb (1897) saw the start of the Victorian era (1837) as <text:s/>“the trough of a century’s decline in all that make’s life worth living”. </text:span><text:span text:style-name="T67">And Engels (1892) offered a wide range of graphic examples illustrative of his view </text:span><text:span text:style-name="T66">that industrialization and urbanization immiserized the British working class. <text:s text:c="4"/></text:span></text:p>
      <text:p text:style-name="P30"/>
      <text:p text:style-name="P8"><text:soft-page-break/><text:span text:style-name="T3"><text:tab/></text:span><text:span text:style-name="T98">The 1841 </text:span><text:span text:style-name="T100">British</text:span><text:span text:style-name="T98"> census is the first to provide counts of infants by sex, and there we find an under-two sex ratio of just 98.0 </text:span><text:span text:style-name="T101">for England and Wales</text:span><text:span text:style-name="T98">. </text:span><text:span text:style-name="T3">The infant sex-ratio </text:span><text:span text:style-name="T11">evidence </text:span><text:span text:style-name="T3">re-direct</text:span><text:span text:style-name="T11">s</text:span><text:span text:style-name="T3"> attention to the older, harshly pessimist views of the ‘conditions of life’ </text:span><text:span text:style-name="T12">in the first half of the 19</text:span><text:span text:style-name="T121">th</text:span><text:span text:style-name="T12"> century. <text:s/></text:span><text:span text:style-name="T10">England’s infant sex ratio </text:span><text:span text:style-name="T12">(</text:span><text:span text:style-name="T13">SR2</text:span><text:span text:style-name="T12">)</text:span><text:span text:style-name="T10"> in 1841 was just 9</text:span><text:span text:style-name="T11">7</text:span><text:span text:style-name="T10">.</text:span><text:span text:style-name="T11">8</text:span><text:span text:style-name="T10">, </text:span><text:span text:style-name="T11">a level suggesting </text:span><text:span text:style-name="T10">miserable maternal and infant conditions of life</text:span><text:span text:style-name="T17">(see Table Br-Ir.</text:span><text:span text:style-name="T18">1</text:span><text:span text:style-name="T17">).</text:span><text:span text:style-name="T10"><text:note text:id="ftn7" text:note-class="footnote"><text:note-citation>8</text:note-citation><text:note-body><text:p text:style-name="P91">We report under-age-two sex ratios to sidestep male-biased age-heaping at age one in the 1841 British census (see Table ENG-1841).</text:p></text:note-body></text:note></text:span><text:span text:style-name="T10"> </text:span><text:span text:style-name="T13">Wales’s SR2 </text:span><text:span text:style-name="T14">value of 100.2 is indicative of somewhat better conditions -- presumably reflecting a lower degree of industrialization and urbanization. </text:span><text:span text:style-name="T10"><text:s/></text:span><text:span text:style-name="T14">Within England, the </text:span><text:span text:style-name="T15">sprawling metropolis of London featured one of the lowest infant sex ratio we have encountered in a sizable population -- an SR2 of just 95.5. <text:s/></text:span><text:span text:style-name="T98">To some extent, the low </text:span><text:span text:style-name="T100">English sex-ratio values </text:span><text:span text:style-name="T99">reflected a depressed </text:span><text:span text:style-name="T98">sex ratio at bir</text:span><text:span text:style-name="T99">th</text:span><text:span text:style-name="T98">, </text:span><text:span text:style-name="T100">an outcome from</text:span><text:span text:style-name="T99"> pregnancies characterized by </text:span><text:span text:style-name="T98">poor nutrition, overwork, stress, and disease. And to some extent, the low SR2 </text:span><text:span text:style-name="T99">would have </text:span><text:span text:style-name="T98">reflected the relatively higher mortality of boys versus girls, in the context of a regime of fairly high infant mortality -- perhaps 154 per thousand in 1840 <text:s/>(Mitchell 1998:120). </text:span><text:span text:style-name="T99">Further </text:span><text:span text:style-name="T100">research should clarify the mix </text:span><text:span text:style-name="T104">and sources </text:span><text:span text:style-name="T100">of maternal and infant misery.</text:span></text:p>
      <text:p text:style-name="P112"/>
      <table:table table:name="Table6" table:style-name="Table6">
        <table:table-column table:style-name="Table6.A"/>
        <table:table-column table:style-name="Table6.B"/>
        <table:table-column table:style-name="Table6.C"/>
        <table:table-column table:style-name="Table6.D" table:number-columns-repeated="2"/>
        <table:table-row table:style-name="Table6.1">
          <table:table-cell table:style-name="Table6.A1" table:number-columns-spanned="5" office:value-type="string">
            <text:p text:style-name="P63">Table Br-Ir.1: Infant Sex Ratios in Britain &amp; Ireland in 1841</text:p>
          </table:table-cell>
          <table:covered-table-cell/>
          <table:covered-table-cell/>
          <table:covered-table-cell/>
          <table:covered-table-cell/>
        </table:table-row>
        <table:table-row table:style-name="Table6.1">
          <table:table-cell table:style-name="Table6.A1" office:value-type="string">
            <text:p text:style-name="P62"/>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style-name="Table6.1">
          <table:table-cell table:style-name="Table6.A1" office:value-type="string">
            <text:p text:style-name="P62"/>
          </table:table-cell>
          <table:table-cell table:style-name="Table6.A1" office:value-type="string">
            <text:p text:style-name="P43">England</text:p>
          </table:table-cell>
          <table:table-cell table:style-name="Table6.A1" office:value-type="string">
            <text:p text:style-name="P66">Wales</text:p>
          </table:table-cell>
          <table:table-cell table:style-name="Table6.A1" office:value-type="string">
            <text:p text:style-name="P43">Scotland</text:p>
          </table:table-cell>
          <table:table-cell table:style-name="Table6.A1" office:value-type="string">
            <text:p text:style-name="P43">Ireland</text:p>
          </table:table-cell>
        </table:table-row>
        <table:table-row table:style-name="Table6.1">
          <table:table-cell table:style-name="Table6.A1" office:value-type="string">
            <text:p text:style-name="P6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style-name="Table6.5">
          <table:table-cell table:style-name="Table6.A1" office:value-type="string">
            <text:p text:style-name="P63">SR<text:span text:style-name="T118">2 (under 2)</text:span></text:p>
          </table:table-cell>
          <table:table-cell table:style-name="Table6.A1" office:value-type="string">
            <text:p text:style-name="P66">97.8</text:p>
          </table:table-cell>
          <table:table-cell table:style-name="Table6.A1" office:value-type="string">
            <text:p text:style-name="P66">100.2</text:p>
          </table:table-cell>
          <table:table-cell table:style-name="Table6.A1" office:value-type="string">
            <text:p text:style-name="P43">102.6</text:p>
          </table:table-cell>
          <table:table-cell table:style-name="Table6.A1" office:value-type="string">
            <text:p text:style-name="P43">104.3</text:p>
          </table:table-cell>
        </table:table-row>
        <table:table-row table:style-name="Table6.6">
          <table:table-cell table:style-name="Table6.A1" office:value-type="string">
            <text:p text:style-name="P63">90% CI</text:p>
          </table:table-cell>
          <table:table-cell table:style-name="Table6.A1" office:value-type="string">
            <text:p text:style-name="P66">97.5 - 98.2</text:p>
          </table:table-cell>
          <table:table-cell table:style-name="Table6.A1" office:value-type="string">
            <text:p text:style-name="P66">98.7 - 101.7</text:p>
          </table:table-cell>
          <table:table-cell table:style-name="Table6.A1" office:value-type="string">
            <text:p text:style-name="P63">101.6 - 103.5</text:p>
          </table:table-cell>
          <table:table-cell table:style-name="Table6.A1" office:value-type="string">
            <text:p text:style-name="P63">103.7 - 104.9</text:p>
          </table:table-cell>
        </table:table-row>
        <table:table-row table:style-name="Table6.1">
          <table:table-cell table:style-name="Table6.A1" office:value-type="string">
            <text:p text:style-name="P6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63"/>
          </table:table-cell>
        </table:table-row>
        <table:table-row table:style-name="Table6.1">
          <table:table-cell table:style-name="Table6.A1" office:value-type="string">
            <text:p text:style-name="P63">SR5 <text:span text:style-name="T118">(under 5)</text:span></text:p>
          </table:table-cell>
          <table:table-cell table:style-name="Table6.A1" office:value-type="string">
            <text:p text:style-name="P67">98.6</text:p>
          </table:table-cell>
          <table:table-cell table:style-name="Table6.A1" office:value-type="string">
            <text:p text:style-name="P67">100.7</text:p>
          </table:table-cell>
          <table:table-cell table:style-name="Table6.A1" office:value-type="string">
            <text:p text:style-name="P64">102.8</text:p>
          </table:table-cell>
          <table:table-cell table:style-name="Table6.A1" office:value-type="string">
            <text:p text:style-name="P63">103.5</text:p>
          </table:table-cell>
        </table:table-row>
        <table:table-row table:style-name="Table6.1">
          <table:table-cell table:style-name="Table6.A1" office:value-type="string">
            <text:p text:style-name="P63">90% CI</text:p>
          </table:table-cell>
          <table:table-cell table:style-name="Table6.A1" office:value-type="string">
            <text:p text:style-name="P67">98.4 - 98.8</text:p>
          </table:table-cell>
          <table:table-cell table:style-name="Table6.A1" office:value-type="string">
            <text:p text:style-name="P67">99.7 - 101.6</text:p>
          </table:table-cell>
          <table:table-cell table:style-name="Table6.A1" office:value-type="string">
            <text:p text:style-name="P64">102.3 - 103.4</text:p>
          </table:table-cell>
          <table:table-cell table:style-name="Table6.A1" office:value-type="string">
            <text:p text:style-name="P63">103.2 - 103.9</text:p>
          </table:table-cell>
        </table:table-row>
        <table:table-row table:style-name="Table6.1">
          <table:table-cell table:style-name="Table6.A1" office:value-type="string">
            <text:p text:style-name="P54"/>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row>
        <table:table-row table:style-name="Table6.1">
          <table:table-cell table:style-name="Table6.A1" office:value-type="string">
            <text:p text:style-name="P63">SR1</text:p>
          </table:table-cell>
          <table:table-cell table:style-name="Table6.A1" office:value-type="string">
            <text:p text:style-name="P67">95.7</text:p>
          </table:table-cell>
          <table:table-cell table:style-name="Table6.A1" office:value-type="string">
            <text:p text:style-name="P67">97.6</text:p>
          </table:table-cell>
          <table:table-cell table:style-name="Table6.A1" office:value-type="string">
            <text:p text:style-name="P64">101.2</text:p>
          </table:table-cell>
          <table:table-cell table:style-name="Table6.A1" office:value-type="string">
            <text:p text:style-name="P63">104.5</text:p>
          </table:table-cell>
        </table:table-row>
        <table:table-row table:style-name="Table6.1">
          <table:table-cell table:style-name="Table6.A1" office:value-type="string">
            <text:p text:style-name="P63">SR1-2</text:p>
          </table:table-cell>
          <table:table-cell table:style-name="Table6.A1" office:value-type="string">
            <text:p text:style-name="P67">100.0</text:p>
          </table:table-cell>
          <table:table-cell table:style-name="Table6.A1" office:value-type="string">
            <text:p text:style-name="P67">102.9</text:p>
          </table:table-cell>
          <table:table-cell table:style-name="Table6.A1" office:value-type="string">
            <text:p text:style-name="P64">104.0</text:p>
          </table:table-cell>
          <table:table-cell table:style-name="Table6.A1" office:value-type="string">
            <text:p text:style-name="P63">104.0</text:p>
          </table:table-cell>
        </table:table-row>
        <table:table-row table:style-name="Table6.1">
          <table:table-cell table:style-name="Table6.A1" office:value-type="string">
            <text:p text:style-name="P54"/>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row>
        <table:table-row table:style-name="Table6.1">
          <table:table-cell table:style-name="Table6.A1" office:value-type="string">
            <text:p text:style-name="P54"/>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cell table:style-name="Table6.A1" office:value-type="string">
            <text:p text:style-name="P56"/>
          </table:table-cell>
        </table:table-row>
        <table:table-row table:style-name="Table6.1">
          <table:table-cell table:style-name="Table6.A1" table:number-columns-spanned="5" office:value-type="string">
            <text:p text:style-name="P65">Sources: <text:span text:style-name="T117"><text:s/>published Census Reports, from </text:span><text:a xlink:type="simple" xlink:href="http://www.histpop.org/" text:style-name="Internet_20_link" text:visited-style-name="Visited_20_Internet_20_Link"><text:span text:style-name="T117">Online Historical Population Reports</text:span></text:a><text:span text:style-name="T117">. Notes: We focus on the SR2 because of male-biased age-heaping toward age one in England and Scotland. The bias is evident in a comparison of the age-1 sex ratio (SR1</text:span>-2<text:span text:style-name="T130">) to the under-one</text:span> sex ratio <text:span text:style-name="T130">(SR1), which are both reported here. Note the Irish data do not exhibit the problem. </text:span>90% CI is the implied 90% confidence interval for the sex-ratio value, modelling the count of males as a binomial (with mean p and SR=(p/(1-p)). <text:s/></text:p>
          </table:table-cell>
          <table:covered-table-cell/>
          <table:covered-table-cell/>
          <table:covered-table-cell/>
          <table:covered-table-cell/>
        </table:table-row>
      </table:table>
      <text:p text:style-name="P5"/>
      <text:p text:style-name="P5"/>
      <text:p text:style-name="P7"><text:tab/><text:span text:style-name="T16">The low level of England’s sex ratio in 1841 is noteworthy in comparison to modern healthy populations, with SR2 values on the order of 105, but the neighboring nations of Scotland and Ireland are </text:span><text:span text:style-name="T17">arguably</text:span><text:span text:style-name="T16"> a more useful reference. And in those neighbors we see dramatically higher sex-ratio values than in England. Ireland’s SR2 of 104.3 in 1841 stands out -- over 7 percentage-points above England’s -- but Scotland’s 102.6 SR2 value </text:span><text:span text:style-name="T17">also serves to suggest that England’s early lead in </text:span><text:soft-page-break/><text:span text:style-name="T17">industrialization came at a heavy cost to the English people</text:span><text:span text:style-name="T16">. Interestingly, the SR2 gradient across the three countries runs opposite to the urban-industrial development gradient. <text:s/></text:span><text:span text:style-name="T98">Whatever the precise </text:span><text:span text:style-name="T102">mechanisms </text:span><text:span text:style-name="T98">underlying England’s </text:span><text:span text:style-name="T102">very </text:span><text:span text:style-name="T98">low </text:span><text:span text:style-name="T102">infant sex-ratio v</text:span><text:span text:style-name="T98">alue in 1841, the contrast to neighbouring Scotland and Ireland is </text:span><text:span text:style-name="T103">fascinating</text:span><text:span text:style-name="T98">. <text:s/></text:span><text:span text:style-name="T102">We conjecture that the</text:span><text:span text:style-name="T103">ir </text:span><text:span text:style-name="T102">lag in terms of economic development and urbanization meant th</text:span><text:span text:style-name="T103">at</text:span><text:span text:style-name="T102"> mid-nineteenth-century Scotland and Ireland escaped the deleterious living conditions that afflicted the mothers and infants of industrializing England. </text:span></text:p>
      <text:p text:style-name="P28"><text:span text:style-name="T116"><text:s/></text:span><text:tab/></text:p>
      <text:p text:style-name="P29"><text:span text:style-name="T137">Postscript: </text:span>England, Scotland, and Ireland across the later 19<text:span text:style-name="T119">th </text:span><text:s/>century</text:p>
      <text:p text:style-name="P125">The <text:span text:style-name="T133">infant sex-ratio evidence suggests a modest improvement in maternal-infant well-being in England and Wales in the</text:span> three decadal censuses after 1841, <text:span text:style-name="T133">with the SR2</text:span> increasing by over 2.5 percentage points to reach values at or close to 101 <text:span text:style-name="T133">(see Table Br-Ir.2)</text:span>. But then the next three censuses <text:span text:style-name="T134">(1881 thorugh 1901)</text:span> saw lower <text:span text:style-name="T134">SR2 </text:span>values, of about 100. It <text:s/>was not until the 20<text:span text:style-name="T119">th</text:span> century that the infant sex ratio in England climbed past 102 and 103, <text:span text:style-name="T132">suggesting that substantial improvements in maternal and infant health came a half-century after the oft-heralded improvements in real wages (after circa 1850). </text:span></text:p>
      <text:p text:style-name="P125"><text:span text:style-name="T135">Of course the big questions remain to be answered, most notably, to what extent were people choosing to leave behind healthy and poor rural living conditions in favor of opportunities for higher incomes and new ways of life in the cities; and to what extent were such choices voluntary and informed (did they know the risks to mothers and children?).</text:span><text:span text:style-name="T135"><text:note text:id="ftn0" text:note-class="footnote"><text:note-citation>9</text:note-citation><text:note-body><text:p text:style-name="P99">Similarly, one wonders about the comparative </text:p></text:note-body></text:note></text:span><text:span text:style-name="T135"> </text:span></text:p>
      <text:p text:style-name="P123"/>
      <table:table table:name="Table5" table:style-name="Table5">
        <table:table-column table:style-name="Table5.A"/>
        <table:table-column table:style-name="Table5.B"/>
        <table:table-column table:style-name="Table5.C"/>
        <table:table-column table:style-name="Table5.B"/>
        <table:table-row table:style-name="Table5.1">
          <table:table-cell table:style-name="Table5.A1" table:number-columns-spanned="4" office:value-type="string">
            <text:p text:style-name="P47"><draw:frame draw:style-name="fr1" draw:name="Frame1" text:anchor-type="paragraph" svg:x="9.163cm" svg:y="0.404cm" svg:width="8.024cm" draw:z-index="0"><draw:text-box fo:min-height="7.343cm"><text:p text:style-name="P111"/><table:table table:name="Table7" table:style-name="Table7"><table:table-column table:style-name="Table7.A"/><table:table-column table:style-name="Table7.B"/><table:table-column table:style-name="Table7.C"/><table:table-row table:style-name="Table7.1"><table:table-cell table:style-name="Table7.A1" table:number-columns-spanned="3" office:value-type="string"><text:p text:style-name="P126"><text:span text:style-name="T20">Table Br-Ir.3 </text:span><text:span text:style-name="T137">Infant </text:span>Sex Ratios <text:span text:style-name="T115">(SR1)</text:span></text:p><text:p text:style-name="P127">into the 20<text:span text:style-name="T119">th</text:span> century</text:p></table:table-cell><table:covered-table-cell/><table:covered-table-cell/></table:table-row><table:table-row table:style-name="Table7.1"><table:table-cell table:style-name="Table7.A1" office:value-type="string"><text:p text:style-name="P128"/></table:table-cell><table:table-cell table:style-name="Table7.A1" office:value-type="string"><text:p text:style-name="P129">Eng <text:span text:style-name="T137">&amp; Wales</text:span></text:p></table:table-cell><table:table-cell table:style-name="Table7.A1" office:value-type="string"><text:p text:style-name="P129">Scotland</text:p></table:table-cell></table:table-row><table:table-row table:style-name="Table7.1"><table:table-cell table:style-name="Table7.A1" office:value-type="string"><text:p text:style-name="P130">1891</text:p></table:table-cell><table:table-cell table:style-name="Table7.A1" office:value-type="string"><text:p text:style-name="P131">100.8</text:p></table:table-cell><table:table-cell table:style-name="Table7.A1" office:value-type="string"><text:p text:style-name="P132">103.4</text:p></table:table-cell></table:table-row><table:table-row table:style-name="Table7.1"><table:table-cell table:style-name="Table7.A1" office:value-type="string"><text:p text:style-name="P128">1<text:span text:style-name="T116">901</text:span></text:p></table:table-cell><table:table-cell table:style-name="Table7.A1" office:value-type="string"><text:p text:style-name="P131">100.6</text:p></table:table-cell><table:table-cell table:style-name="Table7.A1" office:value-type="string"><text:p text:style-name="P132">102.4</text:p></table:table-cell></table:table-row><table:table-row table:style-name="Table7.1"><table:table-cell table:style-name="Table7.A1" office:value-type="string"><text:p text:style-name="P128">1<text:span text:style-name="T116">911</text:span></text:p></table:table-cell><table:table-cell table:style-name="Table7.A1" office:value-type="string"><text:p text:style-name="P131">102.2</text:p></table:table-cell><table:table-cell table:style-name="Table7.A1" office:value-type="string"><text:p text:style-name="P132">101.8</text:p></table:table-cell></table:table-row><table:table-row table:style-name="Table7.1"><table:table-cell table:style-name="Table7.A1" office:value-type="string"><text:p text:style-name="P130">1921</text:p></table:table-cell><table:table-cell table:style-name="Table7.A1" office:value-type="string"><text:p text:style-name="P131">103.5</text:p></table:table-cell><table:table-cell table:style-name="Table7.A1" office:value-type="string"><text:p text:style-name="P132">102.3</text:p></table:table-cell></table:table-row><table:table-row table:style-name="Table7.1"><table:table-cell table:style-name="Table7.A1" office:value-type="string"><text:p text:style-name="P133">1931</text:p></table:table-cell><table:table-cell table:style-name="Table7.A1" office:value-type="string"><text:p text:style-name="P135">102.8</text:p></table:table-cell><table:table-cell table:style-name="Table7.A1" office:value-type="string"><text:p text:style-name="P134">102.4</text:p></table:table-cell></table:table-row><table:table-row table:style-name="Table7.1"><table:table-cell table:style-name="Table7.A1" office:value-type="string"><text:p text:style-name="P137">1981</text:p></table:table-cell><table:table-cell table:style-name="Table7.A1" office:value-type="string"><text:p text:style-name="P138">104.8</text:p></table:table-cell><table:table-cell table:style-name="Table7.A1" office:value-type="string"><text:p text:style-name="P138">106.0</text:p></table:table-cell></table:table-row><table:table-row table:style-name="Table7.1"><table:table-cell table:style-name="Table7.A1" table:number-columns-spanned="3" office:value-type="string"><text:p text:style-name="P136">sources: <text:span text:style-name="T137">1891-1931 published Census Reports, from </text:span><text:a xlink:type="simple" xlink:href="http://www.histpop.org/" text:style-name="Internet_20_link" text:visited-style-name="Visited_20_Internet_20_Link"><text:span text:style-name="T137">Online Historical Population Reports</text:span></text:a><text:span text:style-name="T137">.</text:span> <text:span text:style-name="T137">1981: The National Archives (UK), </text:span><text:a xlink:type="simple" xlink:href="https://discovery.nationalarchives.gov.uk/details/r/C11521415" text:style-name="Internet_20_link" text:visited-style-name="Visited_20_Internet_20_Link"><text:span text:style-name="T137">Historic Mortality: 1901-1992 dataset</text:span></text:a><text:span text:style-name="T137">; National Records of Scotland, </text:span><text:a xlink:type="simple" xlink:href="https://www.nrscotland.gov.uk/statistics-and-data/statistics/statistics-by-theme/population/population-projections/population-projections-scotland/population-pyramids-of-scotland" text:style-name="Internet_20_link" text:visited-style-name="Visited_20_Internet_20_Link"><text:span text:style-name="T137">Population Pyramids</text:span></text:a><text:span text:style-name="T137">.</text:span></text:p></table:table-cell><table:covered-table-cell/><table:covered-table-cell/></table:table-row></table:table><text:p text:style-name="P139"/></draw:text-box></draw:frame></text:p>
            <text:p text:style-name="P70"><text:span text:style-name="T19">Table Br-Ir.2 </text:span>Sex Ratios <text:span text:style-name="T115">(SR2) across the later 19</text:span><text:span text:style-name="T122">th</text:span><text:span text:style-name="T115"> century</text:span></text:p>
          </table:table-cell>
          <table:covered-table-cell/>
          <table:covered-table-cell/>
          <table:covered-table-cell/>
        </table:table-row>
        <table:table-row table:style-name="Table5.1">
          <table:table-cell table:style-name="Table5.A1" office:value-type="string">
            <text:p text:style-name="P47"/>
          </table:table-cell>
          <table:table-cell table:style-name="Table5.A1" office:value-type="string">
            <text:p text:style-name="P44">Eng <text:span text:style-name="T131">&amp; Wales</text:span></text:p>
          </table:table-cell>
          <table:table-cell table:style-name="Table5.A1" office:value-type="string">
            <text:p text:style-name="P44">Scotland</text:p>
          </table:table-cell>
          <table:table-cell table:style-name="Table5.A1" office:value-type="string">
            <text:p text:style-name="P44">Ireland</text:p>
          </table:table-cell>
        </table:table-row>
        <table:table-row table:style-name="Table5.1">
          <table:table-cell table:style-name="Table5.A1" office:value-type="string">
            <text:p text:style-name="P47">1841</text:p>
          </table:table-cell>
          <table:table-cell table:style-name="Table5.A1" office:value-type="string">
            <text:p text:style-name="P44">98.0</text:p>
          </table:table-cell>
          <table:table-cell table:style-name="Table5.A1" office:value-type="string">
            <text:p text:style-name="P44">102.6</text:p>
          </table:table-cell>
          <table:table-cell table:style-name="Table5.A1" office:value-type="string">
            <text:p text:style-name="P44">104.3</text:p>
          </table:table-cell>
        </table:table-row>
        <table:table-row table:style-name="Table5.1">
          <table:table-cell table:style-name="Table5.A1" office:value-type="string">
            <text:p text:style-name="P47">1851</text:p>
          </table:table-cell>
          <table:table-cell table:style-name="Table5.A1" office:value-type="string">
            <text:p text:style-name="P44">100.6</text:p>
          </table:table-cell>
          <table:table-cell table:style-name="Table5.A1" office:value-type="string">
            <text:p text:style-name="P44">103.8</text:p>
          </table:table-cell>
          <table:table-cell table:style-name="Table5.A1" office:value-type="string">
            <text:p text:style-name="P44">104.4</text:p>
          </table:table-cell>
        </table:table-row>
        <table:table-row table:style-name="Table5.1">
          <table:table-cell table:style-name="Table5.A1" office:value-type="string">
            <text:p text:style-name="P47">1861</text:p>
          </table:table-cell>
          <table:table-cell table:style-name="Table5.A1" office:value-type="string">
            <text:p text:style-name="P44">100.7</text:p>
          </table:table-cell>
          <table:table-cell table:style-name="Table5.A1" office:value-type="string">
            <text:p text:style-name="P44">103.5</text:p>
          </table:table-cell>
          <table:table-cell table:style-name="Table5.A1" office:value-type="string">
            <text:p text:style-name="P44">103.7</text:p>
          </table:table-cell>
        </table:table-row>
        <table:table-row table:style-name="Table5.1">
          <table:table-cell table:style-name="Table5.A1" office:value-type="string">
            <text:p text:style-name="P47">1871</text:p>
          </table:table-cell>
          <table:table-cell table:style-name="Table5.A1" office:value-type="string">
            <text:p text:style-name="P44">101.0</text:p>
          </table:table-cell>
          <table:table-cell table:style-name="Table5.A1" office:value-type="string">
            <text:p text:style-name="P44">102.6</text:p>
          </table:table-cell>
          <table:table-cell table:style-name="Table5.A1" office:value-type="string">
            <text:p text:style-name="P44">102.5</text:p>
          </table:table-cell>
        </table:table-row>
        <table:table-row table:style-name="Table5.1">
          <table:table-cell table:style-name="Table5.A1" office:value-type="string">
            <text:p text:style-name="P47">1881</text:p>
          </table:table-cell>
          <table:table-cell table:style-name="Table5.A1" office:value-type="string">
            <text:p text:style-name="P44">99.9</text:p>
          </table:table-cell>
          <table:table-cell table:style-name="Table5.A1" office:value-type="string">
            <text:p text:style-name="P44">102.7</text:p>
          </table:table-cell>
          <table:table-cell table:style-name="Table5.A1" office:value-type="string">
            <text:p text:style-name="P44">104.4</text:p>
          </table:table-cell>
        </table:table-row>
        <table:table-row table:style-name="Table5.1">
          <table:table-cell table:style-name="Table5.A1" office:value-type="string">
            <text:p text:style-name="P47">1891</text:p>
          </table:table-cell>
          <table:table-cell table:style-name="Table5.A1" office:value-type="string">
            <text:p text:style-name="P44">100.2</text:p>
          </table:table-cell>
          <table:table-cell table:style-name="Table5.A1" office:value-type="string">
            <text:p text:style-name="P44">103.1</text:p>
          </table:table-cell>
          <table:table-cell table:style-name="Table5.A1" office:value-type="string">
            <text:p text:style-name="P44">104.5</text:p>
          </table:table-cell>
        </table:table-row>
        <table:table-row table:style-name="Table5.1">
          <table:table-cell table:style-name="Table5.A1" office:value-type="string">
            <text:p text:style-name="P47">1901</text:p>
          </table:table-cell>
          <table:table-cell table:style-name="Table5.A1" office:value-type="string">
            <text:p text:style-name="P44">100.3</text:p>
          </table:table-cell>
          <table:table-cell table:style-name="Table5.A1" office:value-type="string">
            <text:p text:style-name="P44">102.1</text:p>
          </table:table-cell>
          <table:table-cell table:style-name="Table5.A1" office:value-type="string">
            <text:p text:style-name="P44">104.0</text:p>
          </table:table-cell>
        </table:table-row>
        <table:table-row table:style-name="Table5.1">
          <table:table-cell table:style-name="Table5.A1" office:value-type="string">
            <text:p text:style-name="P50">1911</text:p>
          </table:table-cell>
          <table:table-cell table:style-name="Table5.A1" office:value-type="string">
            <text:p text:style-name="P52">101.8</text:p>
          </table:table-cell>
          <table:table-cell table:style-name="Table5.A1" office:value-type="string">
            <text:p text:style-name="P52">101.6</text:p>
          </table:table-cell>
          <table:table-cell table:style-name="Table5.A1" office:value-type="string">
            <text:p text:style-name="P52">102.7</text:p>
          </table:table-cell>
        </table:table-row>
        <table:table-row table:style-name="Table5.1">
          <table:table-cell table:style-name="Table5.A1" office:value-type="string">
            <text:p text:style-name="P55">1921</text:p>
          </table:table-cell>
          <table:table-cell table:style-name="Table5.A1" office:value-type="string">
            <text:p text:style-name="P57">103.5</text:p>
          </table:table-cell>
          <table:table-cell table:style-name="Table5.A1" office:value-type="string">
            <text:p text:style-name="P57">102.3</text:p>
          </table:table-cell>
          <table:table-cell table:style-name="Table5.A1" office:value-type="string">
            <text:p text:style-name="P57">na</text:p>
          </table:table-cell>
        </table:table-row>
        <table:table-row table:style-name="Table5.1">
          <table:table-cell table:style-name="Table5.A1" table:number-columns-spanned="4" office:value-type="string">
            <text:p text:style-name="P48">sources: published Census Reports, from <text:a xlink:type="simple" xlink:href="http://www.histpop.org/" text:style-name="Internet_20_link" text:visited-style-name="Visited_20_Internet_20_Link">Online Historical Population Reports</text:a>. <text:span text:style-name="T115">We focus on the SR2 because in many case we see male-biased age-heaping at age 1 (e.g. England 1841; Scotland 1841, 1871, 1881; Ireland 1851, 1861, 1871, 1881, 1891).</text:span></text:p>
          </table:table-cell>
          <table:covered-table-cell/>
          <table:covered-table-cell/>
          <table:covered-table-cell/>
        </table:table-row>
      </table:table>
      <text:p text:style-name="P113"/>
      <text:p text:style-name="P27"/>
      <text:p text:style-name="P93"><text:span text:style-name="T137">2. Prefamine I</text:span>reland</text:p>
      <text:p text:style-name="P1"/>
      <text:p text:style-name="P12"><text:span text:style-name="T40">Abstract</text:span><text:span text:style-name="T38">.</text:span><text:span text:style-name="T54"> Research on p</text:span>refamine Ireland <text:span text:style-name="T42">offers</text:span> an intriguing mix of evidence on living conditions, with economic indicators suggesting a pessimistic view of incomes and consumption <text:span text:style-name="T44">(e.g. Mokyr 1983)</text:span>, but <text:span text:style-name="T23">evidence on heights</text:span> suggesting a more sanguine view <text:span text:style-name="T44">(e.g. Mokyr and Ó Gráda 1988, 1994, 1996; Nicholas &amp; Steckel 1997)</text:span>. Infant sex ratios provide support for <text:span text:style-name="T23">optimistic</text:span> view<text:span text:style-name="T23">s of</text:span> prefamine Ireland. The 1841 census data yield an infant sex-ratio of 104.5 for Ireland, consistent with views of the prefamine Irish as a robust and healthy preindustrial population.<text:note text:id="ftn8" text:note-class="footnote"><text:note-citation>10</text:note-citation><text:note-body><text:p text:style-name="P84"><text:span text:style-name="T112">Recall that the SR1 is a one-sided test for maternal and infant misery, and it is</text:span> possible <text:span text:style-name="T112">for </text:span>female-biased infanticide or neglect <text:span text:style-name="T112">to </text:span>produce a healthy-looking SR1 <text:span text:style-name="T43">in</text:span> an unhealthy population. <text:span text:style-name="T112">That possibility seems unlikely of prefamine Ireland, because the under-5 sex ratio was somewhat lower than the SR1 (103.4 vs 104.5). With mortal misogy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rather than as human infants, and ... such babies were abandoned, tortured, or burned by their parents” 2001:236). Such practices seem likely to reduce the SR1 (not to inflate it), because on biological grounds, we would expect more male than female infants to be seen as “changelings” (even if son-preference would incline some parents otherwise). <text:s text:c="3"/></text:span></text:p></text:note-body></text:note> <text:span text:style-name="T113">A regional breakdown suggests that good health was independent of the level of economic development (or industrialization).</text:span></text:p>
      <text:p text:style-name="P78"/>
      <text:p text:style-name="P2">Prefamine Ireland</text:p>
      <text:p text:style-name="P14"/>
      <text:p text:style-name="P14"><text:span text:style-name="T35">H</text:span>istor<text:span text:style-name="T35">ical</text:span> research on Ireland <text:span text:style-name="T35">on the eve of the Great Famine paints an intriguing picture of a</text:span> <text:span text:style-name="T35">population that was poor but healthy, based on a mix of conflicting evidence on general living conditions.</text:span><text:span text:style-name="T35"><text:note text:id="ftn9" text:note-class="footnote"><text:note-citation>11</text:note-citation><text:note-body><text:p text:style-name="P86"><text:span text:style-name="T41">Al</text:span>though it may be tempting to view the Irish Famine as some simple Malthusian crisis, <text:span text:style-name="T111">research starting with Mokyr (1983)</text:span> has pushed aside notions of 'overpopulation,' demonstrating that prefamine Ireland was not hovering on the <text:span text:style-name="T111">b</text:span>rink of starvation. <text:span text:style-name="T107">Ó Gráda (1993:6) does offer the Malthusian claim that “increasing population undoubtedly produced greater mass poverty.” But his next line is “Yet the link between impoverishment and subsistence crises is not so clear cut.” </text:span></text:p></text:note-body></text:note></text:span><text:span text:style-name="T35"> Pessimistic views start with a focus on mass poverty in prefamine Ireland.</text:span><text:span text:style-name="T35"><text:note text:id="ftn10" text:note-class="footnote"><text:note-citation>12</text:note-citation><text:note-body><text:p text:style-name="P87">Among many possible, see e.g. Mokyr<text:span text:style-name="T1"> </text:span>(1983:<text:span text:style-name="T109">1</text:span>): <text:span text:style-name="T109">“</text:span>most of the people who lived in Ireland in this period were poor, poorer than in comparable economies in Europe”<text:span text:style-name="T48">; or Ó Gráda (1993:40), on the “miserable and worsening lot of the bottom third or half of the population.”</text:span></text:p></text:note-body></text:note></text:span><text:span text:style-name="T35"> P</text:span>roduction and income estimates <text:span text:style-name="T108">certainly suggest</text:span> a <text:span text:style-name="T51">very</text:span> poor society, compared to England and northwest Europe more generally. <text:s/><text:span text:style-name="T36">Current estimates put Ireland’s per capita GDP in the early 1840’s at just 1/3 of England’s and 1/2 of France’s. So low a level is not seen for England after the sixteenth century (and is seen only three times in the period 1350 to 1600).</text:span><text:span text:style-name="T36"><text:note text:id="ftn11" text:note-class="footnote"><text:note-citation>13</text:note-citation><text:note-body><text:p text:style-name="P83"><text:span text:style-name="T52">These comparisons draw on the per capita GDP estimates for Ireland and England from Thomas and Dimsdale (2017), "A Millennium of UK Data", <text:s/>Bank of England OBRA dataset, and the estimates for France and England from the <text:s/>Maddison Project Database 2018. </text:span>Based on Thomas and Dimsdale's spreadsheets, Ir<text:span text:style-name="T52">ish </text:span>per capita GDP in the early 1840s was about £ 900 (2013 prices); values of English per capita GDP below £ 900 occur only 3 times after the year 1350 in their series (in 1375, 1556, and 1597); for the period 1350-1600, English per capita GDP averaged over £ 1,120. <text:s text:c="3"/><text:span text:style-name="T53">Ireland appeared less poor in earlier estimates of relative incomes. See e.g. Ó Gráda (2007), and references there; Ó Gráda (2007:45) suggested prefamine Irish per capita GDP was about 1/2 that in Britain. Mokyr’s (1983:11) estimates of personal income per capita circa 1840 has Ireland at some 37% to 44% of England.</text:span></text:p></text:note-body></text:note></text:span><text:span text:style-name="T36"> The GDP evidence is certainly suggestive of relatively limited consumption opportunities in Ireland.</text:span><text:span text:style-name="T36"><text:note text:id="ftn12" text:note-class="footnote"><text:note-citation>14</text:note-citation><text:note-body><text:p text:style-name="P88"><text:span text:style-name="T41">Relatively less inequality could have offset Ireland’s income disadvantage, in terms of consumption levels of the non-elite. More importantly, as Mokyr (1983:7-8) emphasized, a “gigantic” index number problem looms in comparisons of Irish to English incomes, if the Irish simply enjoyed more leisure and larger families (perhaps at the cost of material incomes). On our reading, for </text:span><text:span text:style-name="T30">Mokyr, the index number problem bears on the magnitude of the Irish-English income gap, but not its direction. In contrast, our sex-ratio evidence (below) raises questions about the direction o</text:span><text:span text:style-name="T31">f the gap, or about the relevance of national income values for standards of living in the nineteenth century. <text:s/>Such questions are also featured in historical research on comparative heights of Irish and British populations (see below).</text:span></text:p></text:note-body></text:note></text:span><text:span text:style-name="T36"> And some </text:span><text:soft-page-break/>demographic <text:span text:style-name="T45">evidence</text:span> <text:span text:style-name="T47">also points to</text:span> a pessimistic view of prefamine living conditions. <text:span text:style-name="T47">Contemporary life-tables placed Irish life expectancy at just under 30 years compared to over 41 years for the English.</text:span><text:span text:style-name="T47"><text:note text:id="ftn13" text:note-class="footnote"><text:note-citation>15</text:note-citation><text:note-body><text:p text:style-name="Footnote">Ireland Census 1841: lxxx; England, Registrar-General 1841: xvii, xix. </text:p></text:note-body></text:note></text:span><text:span text:style-name="T47"> And more recently, Mokyr (1983:38) estimated Irish infant mortality in 1840 to be 22.4 percent, at least one and half <text:s/>seven percentage points above contemporary England’s (Mitchell 1998:120).</text:span><text:note text:id="ftn14" text:note-class="footnote"><text:note-citation>16</text:note-citation><text:note-body><text:p text:style-name="P100"><text:span text:style-name="T24">See also Mokyr and </text:span><text:span text:style-name="T33">Ó Gráda</text:span><text:span text:style-name="T24"> (1988:229): "Irish infant mortality rates were about 50 per cent higher than in Britain". </text:span><text:span text:style-name="T25">Infant mortality for England and Wales at mid-century was about 150-</text:span><text:span text:style-name="T26">160</text:span><text:span text:style-name="T25"> per thousand (e.g. </text:span><text:span text:style-name="T26">Mitchell 1998:120-21; </text:span><text:span text:style-name="T25">Davenport, 2020:</text:span><text:span text:style-name="T27">460). </text:span></text:p></text:note-body></text:note> </text:p>
      <text:p text:style-name="P15"><text:span text:style-name="T49"><text:tab/>However, other demographic evidence suggests a less pessimistic view, with only a small advantage to England in terms of life expectancies and infant mortality.</text:span><text:span text:style-name="T49"><text:note text:id="ftn15" text:note-class="footnote"><text:note-citation>17</text:note-citation><text:note-body><text:p text:style-name="P100"><text:span text:style-name="T24">Boyle and </text:span><text:span text:style-name="T33">Ó Gráda </text:span><text:span text:style-name="T24">(1986:561) offer a more sanguine view of life expectancy in prefamine Ireland. Based on 1841 and 1821 census figures, they estimate life expectancies at birth of 38.4 for males and 38.3 for females. Those fall just a little short of British values; for example, Wrigley (2015:64) estimates 40.6 years for British life expectancy at birth in 1836. Other sources offer lower infant mortality estimates than Mokyr’s. Boyle and </text:span><text:span text:style-name="T33">Ó Gráda</text:span><text:span text:style-name="T24"> (1986:561) have Irish infant mortality in 1841 at 173/1000 for males and 135/1000 for females. </text:span><text:span text:style-name="T28">Mitchell reports Irish infant mortality starting in the mid-1860s, when it was 98/1000, substantially below Englands rate of 160/1000 (1998:</text:span><text:span text:style-name="T29">121-22); </text:span><text:span text:style-name="T32">but</text:span><text:span text:style-name="T29"> a pessimist </text:span><text:span text:style-name="T32">c</text:span><text:span text:style-name="T29">ould argue the prefamine situation was much worse.</text:span><text:span text:style-name="T24"> </text:span></text:p></text:note-body></text:note></text:span><text:span text:style-name="T49"> <text:s text:c="2"/>And of more importance, there is evidence to support an optimistic view of prefamine Irish living conditions. First, a wide range of non-quantitative evidence suggests the Irish peasantry were “healthy vigourous, and robust” (</text:span>Mokyr 198<text:span text:style-name="T34">3</text:span>:<text:span text:style-name="T34">6-9).</text:span><text:span text:style-name="T34"><text:note text:id="ftn16" text:note-class="footnote"><text:note-citation>18</text:note-citation><text:note-body><text:p text:style-name="P85"><text:span text:style-name="T50">Mokyr offers a somewhat pessimistic perspective on the observed heartiness of Irish adults, suggesting</text:span> (1983:8) a culling effect of high infant mortality: “High birth rates and high infant mortality rates tend to produce a residual adult population which is hardier and more resistant to disease”. <text:span text:style-name="T46">However, t</text:span>he results of McLaughlin, Colvin, and Blum (2020) cast doubt on a culling effect from prefamine infant mortality. They do find evidence of culling from famine mortality in areas hardest hit by the Famine; there, famine mortality was so selective that famine survivors tended to be relatively tall. But where famine mortality was not extreme, such as around Dublin, they find evidence of "scarring", with survivors from the famine period relatively short. </text:p></text:note-body></text:note></text:span><text:span text:style-name="T34"> <text:s/>Second, research on heights among Irish and British populations finds the Irish taller than the English, but shorter than the Scots, in the half-century before the Famine.</text:span><text:span text:style-name="T34"><text:note text:id="ftn17" text:note-class="footnote"><text:note-citation>19</text:note-citation><text:note-body><text:p text:style-name="P101">Mokyr and <text:span text:style-name="T33">Ó Gráda</text:span> 198<text:span text:style-name="T105">8</text:span>, 1994, 1996; Floud et al. 1990:200-6; <text:s/>Ó Gráda 1991; Nicholas and Oxley 1993; Nicholas and Steckel 1997; <text:s/>Oxley 2004.</text:p></text:note-body></text:note></text:span><text:span text:style-name="T34"> <text:s/>Although some have challenged the use of average heights as a measure of living standards (Bodenhorn, Guinnane, and Mroz (2017), the evidence on Irish heights is consistent with more optimistic appraisals of the health of the Irish on the eve of the famine. </text:span></text:p>
      <text:p text:style-name="P72"><text:span text:style-name="T56"><text:s text:c="10"/>Turning to infant sex ratios in prefamine Ireland, reveals evidence for the optimistic view of Irish living conditions circa 1841 (see Table IRE</text:span><text:span text:style-name="T58">18</text:span><text:span text:style-name="T56">41.</text:span><text:span text:style-name="T58">1</text:span><text:span text:style-name="T56">), and offers nothing for a pessimistic view. With a value of 104.</text:span><text:span text:style-name="T59">5</text:span><text:span text:style-name="T56"> from the 1841 census, Ireland’s infant sex ratio is typical of healthy, well-nourished maternal and infant populations in the nineteenth century. And the modestly lower SR5 value of 103.4 provides some assurance that the infant sex-ratio was not unnaturally boosted by mortal discrimination against infant girls.</text:span><text:span text:style-name="T56"><text:note text:id="ftn18" text:note-class="footnote"><text:note-citation>20</text:note-citation><text:note-body><text:p text:style-name="P84"><text:span text:style-name="T106">Of course it </text:span>is possible that female-biased infanticide or neglect produced a healthy-looking SR1 <text:span text:style-name="T43">in</text:span> a<text:span text:style-name="T106">n Irish population that was actually</text:span> unhealthy, <text:span text:style-name="T106">but the SR5 being lower than the SR1 suggests otherwise;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because on biological grounds, we would expect more male than female infants to be seen as “changelings” (even if son-preference would incline some parents otherwise). <text:s text:c="3"/></text:span></text:p></text:note-body></text:note></text:span><text:span text:style-name="T56"> </text:span></text:p>
      <text:p text:style-name="P16"/>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3">Table <text:span text:style-name="T23">IRE1841.1: I</text:span>rish <text:span text:style-name="T23">Infant &amp; </text:span>Child Sex Ratios in 1841</text:p>
          </table:table-cell>
          <table:covered-table-cell/>
          <table:covered-table-cell/>
          <table:covered-table-cell/>
        </table:table-row>
        <table:table-row table:style-name="Table4.1">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row>
        <table:table-row table:style-name="Table4.1">
          <table:table-cell table:style-name="Table4.A1" office:value-type="string">
            <text:p text:style-name="P32"/>
          </table:table-cell>
          <table:table-cell table:style-name="Table4.A1" office:value-type="string">
            <text:p text:style-name="P33">SR1</text:p>
          </table:table-cell>
          <table:table-cell table:style-name="Table4.A1" office:value-type="string">
            <text:p text:style-name="P33">SR1-2</text:p>
          </table:table-cell>
          <table:table-cell table:style-name="Table4.A1" office:value-type="string">
            <text:p text:style-name="P33">SR5</text:p>
          </table:table-cell>
        </table:table-row>
        <table:table-row table:style-name="Table4.1">
          <table:table-cell table:style-name="Table4.A1" office:value-type="string">
            <text:p text:style-name="P37">Ireland</text:p>
          </table:table-cell>
          <table:table-cell table:style-name="Table4.A1" office:value-type="string">
            <text:p text:style-name="P35"><text:span text:style-name="T23">104</text:span>.<text:span text:style-name="T23">5</text:span></text:p>
          </table:table-cell>
          <table:table-cell table:style-name="Table4.A1" office:value-type="string">
            <text:p text:style-name="P36">104.0</text:p>
          </table:table-cell>
          <table:table-cell table:style-name="Table4.A1" office:value-type="string">
            <text:p text:style-name="P36">103.4</text:p>
          </table:table-cell>
        </table:table-row>
        <table:table-row table:style-name="Table4.1">
          <table:table-cell table:style-name="Table4.A1" table:number-columns-spanned="4" office:value-type="string">
            <text:p text:style-name="P31">source: <text:span text:style-name="T2">Report of the Commissioners ... Census of </text:span>Ireland <text:span text:style-name="T2">1841. SR1-2 refers to the sex ratio for one-year-olds. SR5 refers to the sex ratio for children under 5 years of age.</text:span> </text:p>
          </table:table-cell>
          <table:covered-table-cell/>
          <table:covered-table-cell/>
          <table:covered-table-cell/>
        </table:table-row>
      </table:table>
      <text:p text:style-name="P16"/>
      <text:p text:style-name="P73"><text:span text:style-name="T56"><text:tab/></text:span><text:span text:style-name="T58">Turning to</text:span><text:span text:style-name="T56"> </text:span><text:span text:style-name="T58">provincial </text:span><text:span text:style-name="T56">breakdowns of the sex ratio evidence undermines another pessimistic perspective on Ireland in 1841, one which associates early economic “development” with health and well-being. As Oxley (2004:73) succintly explained, Ireland was characterized by a “development gradient ... </text:span><text:span text:style-name="T57">by</text:span><text:span text:style-name="T56"> </text:span>famine's eve, Ulster was the most developed, followed by Leinster and then Munster, while Connaught was the poorest.” <text:span text:style-name="T110">Oxley points out that mortality in the Famine was “exactly the inverse” of the development gradient, which she interprets as evidence of a causal link from prefamine poverty to Famine mortality. <text:s/>The regional breakdown of the infant sex ratio provides some support for the hypothesized relationship between living conditions and development, as the Province of Ulster had the most favorable infant sex-ratio value, at 105.6. However, all four provinces had quite favorable infant sex ratios -- values of about 104, which are not suggestive of widespread destitution or hardship. We can agree with Oxley that development served to bolster an area’s “resistance to blight-induced food shortages”; but we suggest the mechanism was simply that a more diversified economy was less vulnerable to failures of the potato crop. </text:span></text:p>
      <text:p text:style-name="P73"/>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39">Table IRE1841.2 <text:s/>Infant Sex Ratios by Province in 1841</text:p>
          </table:table-cell>
          <table:covered-table-cell/>
          <table:covered-table-cell/>
          <table:covered-table-cell/>
          <table:covered-table-cell/>
        </table:table-row>
        <table:table-row table:style-name="Table3.1">
          <table:table-cell table:style-name="Table3.A1" office:value-type="string">
            <text:p text:style-name="P38"/>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row>
        <table:table-row table:style-name="Table3.1">
          <table:table-cell table:style-name="Table3.A1" office:value-type="string">
            <text:p text:style-name="P38">Province</text:p>
          </table:table-cell>
          <table:table-cell table:style-name="Table3.A1" office:value-type="string">
            <text:p text:style-name="P40">Ulster</text:p>
          </table:table-cell>
          <table:table-cell table:style-name="Table3.A1" office:value-type="string">
            <text:p text:style-name="P40"><text:s/>Leinster</text:p>
          </table:table-cell>
          <table:table-cell table:style-name="Table3.A1" office:value-type="string">
            <text:p text:style-name="P40">Munster</text:p>
          </table:table-cell>
          <table:table-cell table:style-name="Table3.A1" office:value-type="string">
            <text:p text:style-name="P40">Connaught</text:p>
          </table:table-cell>
        </table:table-row>
        <table:table-row table:style-name="Table3.1">
          <table:table-cell table:style-name="Table3.A1" office:value-type="string">
            <text:p text:style-name="P38">SR1</text:p>
          </table:table-cell>
          <table:table-cell table:style-name="Table3.A1" office:value-type="string">
            <text:p text:style-name="P40">105.6</text:p>
          </table:table-cell>
          <table:table-cell table:style-name="Table3.A1" office:value-type="string">
            <text:p text:style-name="P40"><text:s/>103.8</text:p>
          </table:table-cell>
          <table:table-cell table:style-name="Table3.A1" office:value-type="string">
            <text:p text:style-name="P40">104.4</text:p>
          </table:table-cell>
          <table:table-cell table:style-name="Table3.A1" office:value-type="string">
            <text:p text:style-name="P40">103.9</text:p>
          </table:table-cell>
        </table:table-row>
        <table:table-row table:style-name="Table3.1">
          <table:table-cell table:style-name="Table3.A1" office:value-type="string">
            <text:p text:style-name="P38"/>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row>
        <table:table-row table:style-name="Table3.1">
          <table:table-cell table:style-name="Table3.A1" office:value-type="string">
            <text:p text:style-name="P38">90% C.I.</text:p>
          </table:table-cell>
          <table:table-cell table:style-name="Table3.A1" office:value-type="string">
            <text:p text:style-name="P38">104.2-107.1</text:p>
          </table:table-cell>
          <table:table-cell table:style-name="Table3.A1" office:value-type="string">
            <text:p text:style-name="P38">102.2-105.4</text:p>
          </table:table-cell>
          <table:table-cell table:style-name="Table3.A1" office:value-type="string">
            <text:p text:style-name="P38">103.1-105.8</text:p>
          </table:table-cell>
          <table:table-cell table:style-name="Table3.A1" office:value-type="string">
            <text:p text:style-name="P38">102.2-105.7</text:p>
          </table:table-cell>
        </table:table-row>
        <table:table-row table:style-name="Table3.1">
          <table:table-cell table:style-name="Table3.A1" office:value-type="string">
            <text:p text:style-name="P38"/>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row>
        <table:table-row table:style-name="Table3.1">
          <table:table-cell table:style-name="Table3.A1" table:number-columns-spanned="5" office:value-type="string">
            <text:p text:style-name="P34">source: <text:span text:style-name="T2">Report of the Commissioners ... Census of </text:span>Ireland <text:span text:style-name="T2">1841.</text:span></text:p>
          </table:table-cell>
          <table:covered-table-cell/>
          <table:covered-table-cell/>
          <table:covered-table-cell/>
          <table:covered-table-cell/>
        </table:table-row>
      </table:table>
      <text:p text:style-name="P12"/>
      <text:p text:style-name="P10"><text:span text:style-name="T40">Postscript -- Sex Ratios in </text:span><text:span text:style-name="T39">19th-century Ireland, </text:span><text:span text:style-name="T37">Postfamine. </text:span><text:span text:style-name="T4">Infant sex ratios from the decennial censuses (1851 to 1901) are mostly suggestive of good living conditions, with SR2 values usually around 104. <text:s/>The year 18</text:span><text:span text:style-name="T9">7</text:span><text:span text:style-name="T4">1 offers one small exception to the general pattern, with a value of 102.5 for the SR2 -- </text:span><text:span text:style-name="T7">about one and one-half percentage points </text:span><text:span text:style-name="T8">lower than in the other censuses</text:span><text:span text:style-name="T4">. Th</text:span><text:span text:style-name="T8">at somewhat lower</text:span><text:span text:style-name="T7"> value</text:span><text:span text:style-name="T4"> </text:span><text:span text:style-name="T7">of</text:span><text:span text:style-name="T4"> the SR2 </text:span><text:span text:style-name="T7">for 18</text:span><text:span text:style-name="T9">7</text:span><text:span text:style-name="T8">1 </text:span><text:span text:style-name="T4">could be indicative of some </text:span><text:span text:style-name="T8">challenges to</text:span><text:span text:style-name="T4"> maternal </text:span><text:span text:style-name="T8">or </text:span><text:span text:style-name="T4">infant health; more research is needed here. <text:s/></text:span></text:p>
      <text:p text:style-name="P11"/>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G"/>
        <table:table-row table:style-name="Table2.1">
          <table:table-cell table:style-name="Table2.A1" table:number-columns-spanned="6" office:value-type="string">
            <text:p text:style-name="P3">The Under-2 Sex Ratio in Ireland, Postfamine Census Benchma<text:span text:style-name="T139">r</text:span>ks</text:p>
          </table:table-cell>
          <table:covered-table-cell/>
          <table:covered-table-cell/>
          <table:covered-table-cell/>
          <table:covered-table-cell/>
          <table:covered-table-cell/>
          <table:table-cell table:style-name="Table2.A1" office:value-type="string">
            <text:p text:style-name="P77"/>
          </table:table-cell>
        </table:table-row>
        <table:table-row table:style-name="Table2.1">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row>
        <table:table-row table:style-name="Table2.1">
          <table:table-cell table:style-name="Table2.A1" office:value-type="string">
            <text:p text:style-name="P68">year</text:p>
          </table:table-cell>
          <table:table-cell table:style-name="Table2.A1" office:value-type="string">
            <text:p text:style-name="P41">1851</text:p>
          </table:table-cell>
          <table:table-cell table:style-name="Table2.A1" office:value-type="string">
            <text:p text:style-name="P41">1861</text:p>
          </table:table-cell>
          <table:table-cell table:style-name="Table2.A1" office:value-type="string">
            <text:p text:style-name="P41">1871</text:p>
          </table:table-cell>
          <table:table-cell table:style-name="Table2.A1" office:value-type="string">
            <text:p text:style-name="P41">1881</text:p>
          </table:table-cell>
          <table:table-cell table:style-name="Table2.A1" office:value-type="string">
            <text:p text:style-name="P41">1891</text:p>
          </table:table-cell>
          <table:table-cell table:style-name="Table2.A1" office:value-type="string">
            <text:p text:style-name="P41">1901</text:p>
          </table:table-cell>
        </table:table-row>
        <table:table-row table:style-name="Table2.1">
          <table:table-cell table:style-name="Table2.A1" office:value-type="string">
            <text:p text:style-name="P71">SR2</text:p>
          </table:table-cell>
          <table:table-cell table:style-name="Table2.A1" office:value-type="string">
            <text:p text:style-name="P41">104.4</text:p>
          </table:table-cell>
          <table:table-cell table:style-name="Table2.A1" office:value-type="string">
            <text:p text:style-name="P41">103.7</text:p>
          </table:table-cell>
          <table:table-cell table:style-name="Table2.A1" office:value-type="string">
            <text:p text:style-name="P41">102.5</text:p>
          </table:table-cell>
          <table:table-cell table:style-name="Table2.A1" office:value-type="string">
            <text:p text:style-name="P41">104.4</text:p>
          </table:table-cell>
          <table:table-cell table:style-name="Table2.A1" office:value-type="string">
            <text:p text:style-name="P41">104.5</text:p>
          </table:table-cell>
          <table:table-cell table:style-name="Table2.A1" office:value-type="string">
            <text:p text:style-name="P41">104.0</text:p>
          </table:table-cell>
        </table:table-row>
        <table:table-row table:style-name="Table2.1">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cell table:style-name="Table2.A1" office:value-type="string">
            <text:p text:style-name="P77"/>
          </table:table-cell>
        </table:table-row>
        <table:table-row table:style-name="Table2.1">
          <table:table-cell table:style-name="Table2.A1" table:number-columns-spanned="6" office:value-type="string">
            <text:p text:style-name="P80">sources: Census of Ireland, published volumes from <text:a xlink:type="simple" xlink:href="http://www.histpop.org/ohpr/servlet/Show?page=Home" text:style-name="Internet_20_link" text:visited-style-name="Visited_20_Internet_20_Link">Histpop</text:a>.</text:p>
          </table:table-cell>
          <table:covered-table-cell/>
          <table:covered-table-cell/>
          <table:covered-table-cell/>
          <table:covered-table-cell/>
          <table:covered-table-cell/>
          <table:table-cell table:style-name="Table2.A1" office:value-type="string">
            <text:p text:style-name="P77"/>
          </table:table-cell>
        </table:table-row>
      </table:table>
      <text:p text:style-name="P45"/>
      <text:p text:style-name="P23"/>
      <text:p text:style-name="P92">References</text:p>
      <text:p text:style-name="P103">Allen (2009)</text:p>
      <text:p text:style-name="P102">Boyle and <text:span text:style-name="T107">Ó Gráda </text:span>(1986)</text:p>
      <text:p text:style-name="P104">Cinnerella (2008)</text:p>
      <text:p text:style-name="P104">Clark (2015)</text:p>
      <text:p text:style-name="P106">Davenport <text:span text:style-name="T113">(</text:span>2020<text:span text:style-name="T113">)</text:span></text:p>
      <text:p text:style-name="P115">Engels (1892)</text:p>
      <text:p text:style-name="P115">Engerman (1994, 2003)</text:p>
      <text:p text:style-name="P115">Feinstein (1998)</text:p>
      <text:p text:style-name="P114">Floud, <text:span text:style-name="T140">Wachter, Gregory</text:span> <text:span text:style-name="T113">(</text:span>1990<text:span text:style-name="T113">)</text:span></text:p>
      <text:p text:style-name="P115">Griffin (2018)</text:p>
      <text:p text:style-name="P115">Hartwell (1961)</text:p>
      <text:p text:style-name="P115">Hobsbawm (1957)</text:p>
      <text:p text:style-name="P115">Huck (1995)</text:p>
      <text:p text:style-name="P115">Johnson and Nicholas (1995)</text:p>
      <text:p text:style-name="P116">Kennedy (1973)</text:p>
      <text:p text:style-name="P108"><text:span text:style-name="T95">Kirby (1997)</text:span></text:p>
      <text:p text:style-name="P109"><text:span text:style-name="T71">Komlos (1993)</text:span></text:p>
      <text:p text:style-name="P108"><text:a xlink:type="simple" xlink:href="https://www.rug.nl/ggdc/historicaldevelopment/maddison/releases/maddison-project-database-2018" text:style-name="Internet_20_link" text:visited-style-name="Visited_20_Internet_20_Link"><text:span text:style-name="T72">Maddison Project Database 2018</text:span></text:a></text:p>
      <text:p text:style-name="P116">McLaughlin, Colvin, and Blum (2020) </text:p>
      <text:p text:style-name="P119"><text:span text:style-name="T3">Mitchell </text:span><text:span text:style-name="T9">(</text:span><text:span text:style-name="T3">1998</text:span><text:span text:style-name="T9">)</text:span></text:p>
      <text:p text:style-name="P119"><text:span text:style-name="T9">M</text:span><text:span text:style-name="T6">okyr </text:span><text:span text:style-name="T5">(</text:span><text:span text:style-name="T6">1983, </text:span><text:span text:style-name="T21">1988</text:span><text:span text:style-name="T6">)</text:span></text:p>
      <text:p text:style-name="P117">Mokyr and <text:span text:style-name="T107">Ó Gráda</text:span> <text:span text:style-name="T113">(</text:span>1988, 1994, 1996<text:span text:style-name="T113">)</text:span></text:p>
      <text:p text:style-name="P114">Nicholas and Oxley <text:span text:style-name="T113">(</text:span>1993<text:span text:style-name="T113">)</text:span></text:p>
      <text:p text:style-name="P120"><text:span text:style-name="T6">Nicholas </text:span><text:span text:style-name="T9">and</text:span><text:span text:style-name="T6"> Steckel </text:span><text:span text:style-name="T9">(</text:span><text:span text:style-name="T6">199</text:span><text:span text:style-name="T5">7</text:span><text:span text:style-name="T9">)</text:span></text:p>
      <text:p text:style-name="P114">Ó Gráda 1991, 1993, 2007<text:span text:style-name="T113">)</text:span></text:p>
      <text:p text:style-name="P121"><text:span text:style-name="T3">Oxley </text:span><text:span text:style-name="T9">(</text:span><text:span text:style-name="T3">2004</text:span><text:span text:style-name="T9">)</text:span></text:p>
      <text:p text:style-name="P120"><text:span text:style-name="T4">Scheper-Hughes (1987, </text:span><text:span text:style-name="T9">2001</text:span><text:span text:style-name="T5">) </text:span></text:p>
      <text:p text:style-name="P108"><text:span text:style-name="T72">Thomas and Dimsdale (2017), "A Millennium of UK Data", <text:s/></text:span><text:a xlink:type="simple" xlink:href="http://www.bankofengland.co.uk/research/Pages/onebank/threecenturies.aspx" text:style-name="Internet_20_link" text:visited-style-name="Visited_20_Internet_20_Link"><text:span text:style-name="T72">Bank of England OBRA dataset</text:span></text:a><text:span text:style-name="T72">, </text:span></text:p>
      <text:p text:style-name="P105">Webb (1897)</text:p>
      <text:p text:style-name="P105"/>
      <text:p text:style-name="P107">Detailed listing of British &amp; Irish census sources (in progress).</text:p>
      <text:p text:style-name="P114">Census of Great Britain, 1841, Abstract of the answers and returns ... <text:s/>Age Abstract. Part I. England and Wales and Islands in the British Seas, <text:span text:style-name="T141">Part II</text:span>. <text:span text:style-name="T141">Scotland.</text:span> <text:span text:style-name="T141">London</text:span>, 1843. </text:p>
      <text:p text:style-name="P118">Census of Great Britain, 1851, Population Tables II, Ages, Civil Condition, ... Vol 1. London, 1854. <text:s/></text:p>
      <text:p text:style-name="P118">Census of England and Wales <text:span text:style-name="T142">for the year</text:span> 1861, <text:span text:style-name="T142">Population Tables. Ages, Civil Condition, ... London, 1863.</text:span></text:p>
      <text:p text:style-name="P118">Census of England and Wales <text:span text:style-name="T142">for the year</text:span> 18<text:span text:style-name="T143">7</text:span>1, <text:span text:style-name="T143">General Report. Vol. IV. <text:s/>London, 1873.</text:span></text:p>
      <text:p text:style-name="P118">Census of England and Wales. <text:span text:style-name="T144">1881. Volume III. Ages, Condition as to Marriage, ... London, 1883.</text:span></text:p>
      <text:p text:style-name="P122"><text:span text:style-name="T5">Ireland Census </text:span><text:span text:style-name="T22">Office, Report of the Commissioners ... <text:s/>census of Ireland for the year 18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ans-serif"/>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4T14:24:06.664588656</meta:creation-date>
    <dc:date>2020-10-23T12:32:13.843731629</dc:date>
    <meta:editing-duration>P1DT10H56M40S</meta:editing-duration>
    <meta:editing-cycles>56</meta:editing-cycles>
    <meta:generator>LibreOffice/6.3.5.2$Linux_X86_64 LibreOffice_project/dd0751754f11728f69b42ee2af66670068624673</meta:generator>
    <meta:document-statistic meta:table-count="6" meta:image-count="0" meta:object-count="0" meta:page-count="7" meta:paragraph-count="218" meta:word-count="3568" meta:character-count="22806" meta:non-whitespace-character-count="19333"/>
  </office:meta>
</office:document-meta>
</file>